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346cm"/>
    </style:style>
    <style:style style:name="Tableau1.B" style:family="table-column">
      <style:table-column-properties style:column-width="12.663cm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2319*"/>
    </style:style>
    <style:style style:name="Tableau5.B" style:family="table-column">
      <style:table-column-properties style:column-width="5.967cm" style:rel-column-width="31330*"/>
    </style:style>
    <style:style style:name="Tableau5.C" style:family="table-column">
      <style:table-column-properties style:column-width="4.168cm" style:rel-column-width="218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3.23cm" style:rel-column-width="12450*"/>
    </style:style>
    <style:style style:name="Tableau4.B" style:family="table-column">
      <style:table-column-properties style:column-width="3.119cm" style:rel-column-width="12021*"/>
    </style:style>
    <style:style style:name="Tableau4.C" style:family="table-column">
      <style:table-column-properties style:column-width="2.323cm" style:rel-column-width="8955*"/>
    </style:style>
    <style:style style:name="Tableau4.D" style:family="table-column">
      <style:table-column-properties style:column-width="2.658cm" style:rel-column-width="10247*"/>
    </style:style>
    <style:style style:name="Tableau4.E" style:family="table-column">
      <style:table-column-properties style:column-width="2.833cm" style:rel-column-width="10920*"/>
    </style:style>
    <style:style style:name="Tableau4.F" style:family="table-column">
      <style:table-column-properties style:column-width="2.838cm" style:rel-column-width="1094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7453b5"/>
    </style:style>
    <style:style style:name="P2" style:family="paragraph" style:parent-style-name="Table_20_Contents">
      <style:text-properties officeooo:rsid="007453b5" officeooo:paragraph-rsid="004a53cf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officeooo:rsid="004ae98b" officeooo:paragraph-rsid="004ae98b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64d2ad" officeooo:paragraph-rsid="0064d2ad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officeooo:rsid="004a53cf" officeooo:paragraph-rsid="004a53cf" fo:background-color="transparent"/>
    </style:style>
    <style:style style:name="P13" style:family="paragraph" style:parent-style-name="Table_20_Contents">
      <style:text-properties officeooo:rsid="004a53cf" officeooo:paragraph-rsid="004a53cf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background-color="transparent"/>
    </style:style>
    <style:style style:name="P16" style:family="paragraph" style:parent-style-name="Table_20_Contents">
      <style:text-properties officeooo:rsid="004db858" officeooo:paragraph-rsid="004db858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624e9b" officeooo:paragraph-rsid="00624e9b" fo:background-color="transparent"/>
    </style:style>
    <style:style style:name="P18" style:family="paragraph" style:parent-style-name="Table_20_Contents">
      <style:text-properties officeooo:rsid="0068c910" officeooo:paragraph-rsid="0068c910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officeooo:rsid="0068c910" officeooo:paragraph-rsid="0068c910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officeooo:rsid="007453b5" officeooo:paragraph-rsid="007453b5" fo:background-color="transparent"/>
    </style:style>
    <style:style style:name="P21" style:family="paragraph" style:parent-style-name="Table_20_Contents">
      <style:text-properties officeooo:rsid="004a53cf" officeooo:paragraph-rsid="004a53cf"/>
    </style:style>
    <style:style style:name="P22" style:family="paragraph" style:parent-style-name="Table_20_Contents">
      <style:text-properties officeooo:rsid="002fe052" officeooo:paragraph-rsid="002fe052"/>
    </style:style>
    <style:style style:name="P23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Times New Roman"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fo:color="#800000" style:font-name="Times New Roman" fo:font-size="11pt" style:font-size-asian="11pt" style:font-size-complex="11pt"/>
    </style:style>
    <style:style style:name="P27" style:family="paragraph" style:parent-style-name="Table_20_Contents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1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officeooo:rsid="003c20cc"/>
    </style:style>
    <style:style style:name="P31" style:family="paragraph" style:parent-style-name="Table_20_Contents">
      <style:text-properties officeooo:rsid="004db858" officeooo:paragraph-rsid="004db858"/>
    </style:style>
    <style:style style:name="P32" style:family="paragraph" style:parent-style-name="Table_20_Contents">
      <style:text-properties officeooo:rsid="007453b5" officeooo:paragraph-rsid="007453b5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7453b5"/>
    </style:style>
    <style:style style:name="P35" style:family="paragraph" style:parent-style-name="Standard">
      <style:text-properties style:font-name="Liberation Sans1"/>
    </style:style>
    <style:style style:name="P36" style:family="paragraph" style:parent-style-name="Standard">
      <style:paragraph-properties fo:text-align="justify" style:justify-single-word="false"/>
      <style:text-properties style:font-name="Liberation Sans1" fo:font-size="11pt" style:font-name-asian="Arial3" style:font-size-asian="11pt" style:font-name-complex="Arial3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Liberation Sans1" fo:font-size="11pt" fo:background-color="transparent" style:font-name-asian="Arial3" style:font-size-asian="11pt" style:font-name-complex="Arial3" style:font-size-complex="11pt"/>
    </style:style>
    <style:style style:name="P38" style:family="paragraph" style:parent-style-name="Standard">
      <style:text-properties fo:color="#000000"/>
    </style:style>
    <style:style style:name="P39" style:family="paragraph" style:parent-style-name="Standard">
      <style:text-properties fo:color="#000000" fo:font-style="italic" style:font-style-asian="italic" style:font-style-complex="italic"/>
    </style:style>
    <style:style style:name="P40" style:family="paragraph" style:parent-style-name="Standard">
      <style:text-properties fo:color="#000000" officeooo:paragraph-rsid="0029b9ac"/>
    </style:style>
    <style:style style:name="P41" style:family="paragraph" style:parent-style-name="Standard">
      <loext:graphic-properties draw:fill="solid" draw:fill-color="#c0c0c0" draw:opacity="100%"/>
      <style:paragraph-properties fo:background-color="#c0c0c0"/>
      <style:text-properties fo:color="#000000" officeooo:paragraph-rsid="0029b9ac"/>
    </style:style>
    <style:style style:name="P42" style:family="paragraph" style:parent-style-name="Standard">
      <style:text-properties fo:color="#000000" style:font-name="Liberation Sans1" fo:font-size="12pt" fo:background-color="transparent" style:font-name-asian="Arial3" style:font-size-asian="12pt" style:font-name-complex="Arial3" style:font-size-complex="12pt"/>
    </style:style>
    <style:style style:name="P43" style:family="paragraph" style:parent-style-name="Standard">
      <style:text-properties fo:color="#000000" style:font-name="Liberation Sans1" fo:font-size="12pt" officeooo:rsid="00541f08" officeooo:paragraph-rsid="00541f08" fo:background-color="transparent" style:font-name-asian="Arial3" style:font-size-asian="12pt" style:font-name-complex="Arial3" style:font-size-complex="12pt"/>
    </style:style>
    <style:style style:name="P44" style:family="paragraph" style:parent-style-name="Standard">
      <style:text-properties fo:color="#000000" style:font-name="Liberation Sans1" fo:font-size="12pt" fo:background-color="transparent" style:font-size-asian="12pt" style:font-size-complex="12pt"/>
    </style:style>
    <style:style style:name="P45" style:family="paragraph" style:parent-style-name="Standard">
      <style:text-properties fo:color="#000000" fo:background-color="transparent"/>
    </style:style>
    <style:style style:name="P46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transparent"/>
    </style:style>
    <style:style style:name="P47" style:family="paragraph" style:parent-style-name="Standard">
      <loext:graphic-properties draw:fill="solid" draw:fill-color="#c0c0c0" draw:opacity="100%"/>
      <style:paragraph-properties fo:background-color="#c0c0c0"/>
      <style:text-properties fo:color="#000000"/>
    </style:style>
    <style:style style:name="P48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#c0c0c0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12706a"/>
    </style:style>
    <style:style style:name="P51" style:family="paragraph" style:parent-style-name="Standard">
      <style:paragraph-properties fo:text-align="justify" style:justify-single-word="false"/>
      <style:text-properties officeooo:paragraph-rsid="0027c3b3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bold" officeooo:paragraph-rsid="0026085b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1dc419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41aa2f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text-underline-style="none" fo:font-weight="bold" officeooo:rsid="0027c3b3" officeooo:paragraph-rsid="0026085b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text-underline-style="none" officeooo:rsid="0012706a" officeooo:paragraph-rsid="0012706a"/>
    </style:style>
    <style:style style:name="P57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87e61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2355c4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2706a"/>
    </style:style>
    <style:style style:name="P6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3a5f0"/>
    </style:style>
    <style:style style:name="P6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a7757"/>
    </style:style>
    <style:style style:name="P6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dc419"/>
    </style:style>
    <style:style style:name="P6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3827e8"/>
    </style:style>
    <style:style style:name="P6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41aa2f"/>
    </style:style>
    <style:style style:name="P6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43306b"/>
    </style:style>
    <style:style style:name="P67" style:family="paragraph" style:parent-style-name="Standard">
      <style:text-properties fo:font-style="normal" style:font-style-asian="normal" style:font-style-complex="normal"/>
    </style:style>
    <style:style style:name="P68" style:family="paragraph" style:parent-style-name="Standard">
      <style:text-properties fo:font-style="normal" officeooo:rsid="0045fc74" officeooo:paragraph-rsid="0045fc74" style:font-style-asian="normal" style:font-style-complex="normal"/>
    </style:style>
    <style:style style:name="P69" style:family="paragraph" style:parent-style-name="Standard">
      <style:text-properties fo:font-style="italic" style:font-style-asian="italic" style:font-style-complex="italic"/>
    </style:style>
    <style:style style:name="P70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71" style:family="paragraph" style:parent-style-name="Standard">
      <style:paragraph-properties fo:text-align="justify" style:justify-single-word="false"/>
      <style:text-properties fo:font-style="italic" officeooo:rsid="00541f08" officeooo:paragraph-rsid="00541f08" style:font-style-asian="italic" style:font-style-complex="italic"/>
    </style:style>
    <style:style style:name="P72" style:family="paragraph" style:parent-style-name="Standard">
      <style:paragraph-properties fo:text-align="justify" style:justify-single-word="false"/>
      <style:text-properties fo:font-style="italic" officeooo:rsid="00541f08" officeooo:paragraph-rsid="0056013f" fo:background-color="#ff6600" style:font-style-asian="italic" style:font-style-complex="italic"/>
    </style:style>
    <style:style style:name="P73" style:family="paragraph" style:parent-style-name="Standard">
      <style:paragraph-properties fo:text-align="justify" style:justify-single-word="false"/>
      <style:text-properties fo:font-style="italic" officeooo:rsid="00541f08" officeooo:paragraph-rsid="00541f08" fo:background-color="transparent" style:font-style-asian="italic" style:font-style-complex="italic"/>
    </style:style>
    <style:style style:name="P74" style:family="paragraph" style:parent-style-name="Standard">
      <style:paragraph-properties fo:text-align="justify" style:justify-single-word="false"/>
      <style:text-properties fo:font-style="italic" officeooo:rsid="00541f08" officeooo:paragraph-rsid="0056013f" fo:background-color="transparent" style:font-style-asian="italic" style:font-style-complex="italic"/>
    </style:style>
    <style:style style:name="P7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1pt" officeooo:paragraph-rsid="000b198b" style:font-size-asian="11pt" style:font-size-complex="11pt"/>
    </style:style>
    <style:style style:name="P78" style:family="paragraph" style:parent-style-name="Standard">
      <style:paragraph-properties fo:text-align="justify" style:justify-single-word="false"/>
      <style:text-properties fo:font-weight="bold" officeooo:paragraph-rsid="00100398" style:font-weight-asian="bold" style:font-weight-complex="bold"/>
    </style:style>
    <style:style style:name="P79" style:family="paragraph" style:parent-style-name="Standard">
      <style:text-properties officeooo:paragraph-rsid="003c20cc"/>
    </style:style>
    <style:style style:name="P80" style:family="paragraph" style:parent-style-name="Standard">
      <style:paragraph-properties fo:text-align="justify" style:justify-single-word="false"/>
      <style:text-properties officeooo:rsid="0027c3b3" officeooo:paragraph-rsid="0027c3b3" fo:background-color="transparent"/>
    </style:style>
    <style:style style:name="P81" style:family="paragraph" style:parent-style-name="Standard">
      <style:text-properties officeooo:paragraph-rsid="002fe052" fo:background-color="transparent"/>
    </style:style>
    <style:style style:name="P82" style:family="paragraph" style:parent-style-name="Standard">
      <style:text-properties officeooo:paragraph-rsid="0045fc74"/>
    </style:style>
    <style:style style:name="P83" style:family="paragraph" style:parent-style-name="Standard">
      <style:text-properties style:use-window-font-color="true" officeooo:rsid="0046f91e" officeooo:paragraph-rsid="0046f91e"/>
    </style:style>
    <style:style style:name="P84" style:family="paragraph" style:parent-style-name="Standard">
      <style:text-properties style:use-window-font-color="true" style:font-name="Liberation Sans4" officeooo:rsid="0046f91e" officeooo:paragraph-rsid="0046f91e"/>
    </style:style>
    <style:style style:name="P85" style:family="paragraph" style:parent-style-name="Standard">
      <style:text-properties officeooo:rsid="004ae98b" officeooo:paragraph-rsid="004ae98b" fo:background-color="#ffff66"/>
    </style:style>
    <style:style style:name="P86" style:family="paragraph" style:parent-style-name="Header">
      <style:text-properties fo:font-size="6pt" style:font-size-asian="6pt" style:font-size-complex="6pt"/>
    </style:style>
    <style:style style:name="P87" style:family="paragraph" style:parent-style-name="Footer">
      <style:text-properties fo:font-size="8pt" style:font-size-asian="8pt" style:font-size-complex="8pt"/>
    </style:style>
    <style:style style:name="P88" style:family="paragraph" style:parent-style-name="Text_20_body">
      <style:text-properties officeooo:rsid="00563454" officeooo:paragraph-rsid="00563454" fo:background-color="transparent"/>
    </style:style>
    <style:style style:name="P89" style:family="paragraph" style:parent-style-name="Standard" style:list-style-name="L1">
      <style:paragraph-properties fo:text-align="justify" style:justify-single-word="false"/>
      <style:text-properties officeooo:rsid="00155765"/>
    </style:style>
    <style:style style:name="P90" style:family="paragraph" style:parent-style-name="Standard" style:list-style-name="L1">
      <style:paragraph-properties fo:text-align="justify" style:justify-single-word="false"/>
      <style:text-properties officeooo:rsid="0007a115"/>
    </style:style>
    <style:style style:name="P91" style:family="paragraph" style:parent-style-name="Standard" style:list-style-name="L1">
      <style:paragraph-properties fo:text-align="justify" style:justify-single-word="false"/>
      <style:text-properties officeooo:rsid="0009299b" officeooo:paragraph-rsid="0009299b"/>
    </style:style>
    <style:style style:name="P92" style:family="paragraph" style:parent-style-name="Standard" style:list-style-name="L1">
      <style:paragraph-properties fo:text-align="justify" style:justify-single-word="false"/>
      <style:text-properties officeooo:rsid="00352169" officeooo:paragraph-rsid="00352169"/>
    </style:style>
    <style:style style:name="P93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35f1ae" officeooo:paragraph-rsid="00352169" style:font-weight-asian="normal" style:font-weight-complex="normal"/>
    </style:style>
    <style:style style:name="P94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187e61" officeooo:paragraph-rsid="00187e61" style:font-weight-asian="normal" style:font-weight-complex="normal"/>
    </style:style>
    <style:style style:name="P95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87e61" officeooo:paragraph-rsid="002355c4" style:font-weight-asian="normal" style:font-weight-complex="normal"/>
    </style:style>
    <style:style style:name="P96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87e61" officeooo:paragraph-rsid="0041aa2f" style:font-weight-asian="normal" style:font-weight-complex="normal"/>
    </style:style>
    <style:style style:name="P97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1f7ac6" style:font-weight-asian="normal" style:font-weight-complex="normal"/>
    </style:style>
    <style:style style:name="P98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41aa2f" style:font-weight-asian="normal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43306b" style:font-weight-asian="normal" style:font-weight-complex="normal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dc419" officeooo:paragraph-rsid="002355c4" style:font-weight-asian="normal" style:font-weight-complex="normal"/>
    </style:style>
    <style:style style:name="P101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dc419" officeooo:paragraph-rsid="0026085b" style:font-weight-asian="normal" style:font-weight-complex="normal"/>
    </style:style>
    <style:style style:name="P102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355c4" officeooo:paragraph-rsid="002355c4" style:font-weight-asian="normal" style:font-weight-complex="normal"/>
    </style:style>
    <style:style style:name="P103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355c4" officeooo:paragraph-rsid="002604fb" style:font-weight-asian="normal" style:font-weight-complex="normal"/>
    </style:style>
    <style:style style:name="P104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604fb" officeooo:paragraph-rsid="002604fb" style:font-weight-asian="normal" style:font-weight-complex="normal"/>
    </style:style>
    <style:style style:name="P105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49ac5" officeooo:paragraph-rsid="00249ac5" style:font-weight-asian="normal" style:font-weight-complex="normal"/>
    </style:style>
    <style:style style:name="P106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107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44d3cd" officeooo:paragraph-rsid="0044d3cd" style:font-weight-asian="normal" style:font-weight-complex="normal"/>
    </style:style>
    <style:style style:name="P108" style:family="paragraph" style:parent-style-name="Standard" style:list-style-name="L5">
      <style:paragraph-properties fo:text-align="justify" style:justify-single-word="false"/>
      <style:text-properties style:text-underline-style="none" officeooo:rsid="0026085b" officeooo:paragraph-rsid="0026085b" fo:background-color="transparent"/>
    </style:style>
    <style:style style:name="P109" style:family="paragraph" style:parent-style-name="Standard" style:list-style-name="L2">
      <style:paragraph-properties fo:text-align="justify" style:justify-single-word="false"/>
      <style:text-properties fo:font-size="11pt" officeooo:rsid="003f8766" officeooo:paragraph-rsid="003f8766" style:font-size-asian="11pt" style:font-size-complex="11pt"/>
    </style:style>
    <style:style style:name="P110" style:family="paragraph" style:parent-style-name="Standard" style:list-style-name="L2">
      <style:paragraph-properties fo:text-align="justify" style:justify-single-word="false"/>
      <style:text-properties fo:font-size="11pt" officeooo:paragraph-rsid="00100398" style:font-size-asian="11pt" style:font-size-complex="11pt"/>
    </style:style>
    <style:style style:name="P111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3e1cd2" style:font-size-asian="11pt" style:font-size-complex="11pt"/>
    </style:style>
    <style:style style:name="P112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100398" style:font-size-asian="11pt" style:font-size-complex="11pt"/>
    </style:style>
    <style:style style:name="P113" style:family="paragraph" style:parent-style-name="Standard" style:list-style-name="L2">
      <style:paragraph-properties fo:text-align="justify" style:justify-single-word="false"/>
      <style:text-properties fo:font-size="11pt" officeooo:rsid="0063883a" officeooo:paragraph-rsid="0063883a" style:font-size-asian="11pt" style:font-size-complex="11pt"/>
    </style:style>
    <style:style style:name="P114" style:family="paragraph" style:parent-style-name="Standard" style:list-style-name="L2">
      <style:paragraph-properties fo:text-align="justify" style:justify-single-word="false"/>
      <style:text-properties fo:font-size="11pt" officeooo:rsid="001dc419" officeooo:paragraph-rsid="002a92e5" style:font-size-asian="11pt" style:font-size-complex="11pt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12706a" officeooo:paragraph-rsid="0012706a" style:font-weight-asian="bold" style:font-weight-complex="bold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2706a" officeooo:paragraph-rsid="003f8766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37275" officeooo:paragraph-rsid="00137275" style:font-weight-asian="normal" style:font-weight-complex="normal"/>
    </style:style>
    <style:style style:name="P118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fo:font-weight="normal" officeooo:rsid="001dc419" officeooo:paragraph-rsid="002604fb" style:font-weight-asian="normal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1dc419"/>
    </style:style>
    <style:style style:name="P12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41aa2f"/>
    </style:style>
    <style:style style:name="P121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249ac5"/>
    </style:style>
    <style:style style:name="P12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1f7ac6"/>
    </style:style>
    <style:style style:name="P123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41aa2f"/>
    </style:style>
    <style:style style:name="P12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43306b"/>
    </style:style>
    <style:style style:name="P125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1f7be6"/>
    </style:style>
    <style:style style:name="P126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41aa2f"/>
    </style:style>
    <style:style style:name="P127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43306b"/>
    </style:style>
    <style:style style:name="P128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249ac5" officeooo:paragraph-rsid="00249ac5"/>
    </style:style>
    <style:style style:name="P129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249ac5" officeooo:paragraph-rsid="002604fb"/>
    </style:style>
    <style:style style:name="P130" style:family="paragraph" style:parent-style-name="Standard" style:list-style-name="L3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3f8766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1" style:family="paragraph" style:parent-style-name="Standard" style:list-style-name="L4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2" style:family="paragraph" style:parent-style-name="Standard" style:list-style-name="L5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3" style:family="paragraph" style:parent-style-name="Standard" style:list-style-name="L5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1aa2f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4" style:family="paragraph" style:parent-style-name="Standard" style:list-style-name="L5">
      <style:paragraph-properties fo:text-align="justify" style:justify-single-word="false"/>
      <style:text-properties fo:color="#000000" style:text-underline-style="none" fo:font-weight="normal" officeooo:rsid="00187e61" officeooo:paragraph-rsid="0043306b" style:font-weight-asian="normal" style:font-weight-complex="normal"/>
    </style:style>
    <style:style style:name="P135" style:family="paragraph" style:parent-style-name="Standard" style:list-style-name="L5">
      <style:paragraph-properties fo:text-align="justify" style:justify-single-word="false"/>
      <style:text-properties fo:color="#000000" style:text-underline-style="none" fo:font-weight="bold" officeooo:rsid="00187e61" officeooo:paragraph-rsid="0043306b" style:font-weight-asian="bold" style:font-weight-complex="bold"/>
    </style:style>
    <style:style style:name="P136" style:family="paragraph" style:parent-style-name="Standard">
      <style:text-properties officeooo:paragraph-rsid="007453b5"/>
    </style:style>
    <style:style style:name="P137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fo:font-weight="normal" officeooo:rsid="0012706a" officeooo:paragraph-rsid="002a92e5" style:font-weight-asian="normal" style:font-weight-complex="normal"/>
    </style:style>
    <style:style style:name="P138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fo:font-weight="normal" officeooo:rsid="00137275" officeooo:paragraph-rsid="002a92e5" style:font-weight-asian="normal" style:font-weight-complex="normal"/>
    </style:style>
    <style:style style:name="P139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1f7be6"/>
    </style:style>
    <style:style style:name="P140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41aa2f"/>
    </style:style>
    <style:style style:name="P141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43306b"/>
    </style:style>
    <style:style style:name="P142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213a84"/>
    </style:style>
    <style:style style:name="P143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41aa2f"/>
    </style:style>
    <style:style style:name="P144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43306b"/>
    </style:style>
    <style:style style:name="P145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49ac5" officeooo:paragraph-rsid="002604fb"/>
    </style:style>
    <style:style style:name="P146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137275" officeooo:paragraph-rsid="002a92e5" style:font-weight-asian="normal" style:font-weight-complex="normal"/>
    </style:style>
    <style:style style:name="P147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213a84" style:font-weight-asian="normal" style:font-weight-complex="normal"/>
    </style:style>
    <style:style style:name="P148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41aa2f" style:font-weight-asian="normal" style:font-weight-complex="normal"/>
    </style:style>
    <style:style style:name="P149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43306b" style:font-weight-asian="normal" style:font-weight-complex="normal"/>
    </style:style>
    <style:style style:name="P150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41aa2f" style:font-weight-asian="normal" style:font-weight-complex="normal"/>
    </style:style>
    <style:style style:name="P151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221711" style:font-weight-asian="normal" style:font-weight-complex="normal"/>
    </style:style>
    <style:style style:name="P152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43306b" style:font-weight-asian="normal" style:font-weight-complex="normal"/>
    </style:style>
    <style:style style:name="P153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355c4" officeooo:paragraph-rsid="002355c4" style:font-weight-asian="normal" style:font-weight-complex="normal"/>
    </style:style>
    <style:style style:name="P154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355c4" officeooo:paragraph-rsid="0041aa2f" style:font-weight-asian="normal" style:font-weight-complex="normal"/>
    </style:style>
    <style:style style:name="P155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49ac5" officeooo:paragraph-rsid="002604fb" style:font-weight-asian="normal" style:font-weight-complex="normal"/>
    </style:style>
    <style:style style:name="P156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7275" officeooo:paragraph-rsid="00137275" style:font-weight-asian="normal" style:font-weight-complex="normal"/>
    </style:style>
    <style:style style:name="P157" style:family="paragraph" style:parent-style-name="Table_20_Contents">
      <style:text-properties officeooo:rsid="0064d2ad" officeooo:paragraph-rsid="0064d2ad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159" style:family="paragraph" style:parent-style-name="Table_20_Contents">
      <style:text-properties officeooo:rsid="004ae98b" officeooo:paragraph-rsid="004ae98b"/>
    </style:style>
    <style:style style:name="P160" style:family="paragraph" style:parent-style-name="Table_20_Contents">
      <style:text-properties officeooo:rsid="007453b5" officeooo:paragraph-rsid="004a53cf"/>
    </style:style>
    <style:style style:name="T1" style:family="text">
      <style:text-properties officeooo:rsid="004a53cf"/>
    </style:style>
    <style:style style:name="T2" style:family="text">
      <style:text-properties style:font-name="Liberation Sans" fo:font-size="11pt" officeooo:rsid="00719ebc"/>
    </style:style>
    <style:style style:name="T3" style:family="text">
      <style:text-properties officeooo:rsid="004ae98b"/>
    </style:style>
    <style:style style:name="T4" style:family="text">
      <style:text-properties officeooo:rsid="00036bd8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719ebc"/>
    </style:style>
    <style:style style:name="T7" style:family="text">
      <style:text-properties style:font-name="Liberation Sans" fo:font-size="11pt" officeooo:rsid="006e6b05"/>
    </style:style>
    <style:style style:name="T8" style:family="text">
      <style:text-properties style:font-name="Liberation Sans" fo:font-size="11pt" officeooo:rsid="007453b5"/>
    </style:style>
    <style:style style:name="T9" style:family="text">
      <style:text-properties style:font-name="Liberation Sans" fo:font-size="11pt" officeooo:rsid="00719ebc"/>
    </style:style>
    <style:style style:name="T10" style:family="text">
      <style:text-properties style:font-name="Liberation Sans" fo:font-size="11pt" officeooo:rsid="00707417"/>
    </style:style>
    <style:style style:name="T11" style:family="text">
      <style:text-properties style:font-name="Liberation Sans" fo:font-size="11pt" officeooo:rsid="00736e20"/>
    </style:style>
    <style:style style:name="T12" style:family="text">
      <style:text-properties style:font-name="Liberation Sans" officeooo:rsid="0041aa2f"/>
    </style:style>
    <style:style style:name="T13" style:family="text">
      <style:text-properties style:font-name="Liberation Sans" officeooo:rsid="0045fc74"/>
    </style:style>
    <style:style style:name="T14" style:family="text">
      <style:text-properties officeooo:rsid="006d06dd"/>
    </style:style>
    <style:style style:name="T15" style:family="text">
      <style:text-properties officeooo:rsid="0034bd5f"/>
    </style:style>
    <style:style style:name="T16" style:family="text">
      <style:text-properties officeooo:rsid="006e6b05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7c3b3" fo:background-color="transparent" loext:char-shading-value="0"/>
    </style:style>
    <style:style style:name="T19" style:family="text">
      <style:text-properties officeooo:rsid="0006b9ea" fo:background-color="transparent" loext:char-shading-value="0"/>
    </style:style>
    <style:style style:name="T20" style:family="text">
      <style:text-properties officeooo:rsid="0044d3cd" fo:background-color="transparent" loext:char-shading-value="0"/>
    </style:style>
    <style:style style:name="T21" style:family="text">
      <style:text-properties officeooo:rsid="003e1cd2" fo:background-color="transparent" loext:char-shading-value="0"/>
    </style:style>
    <style:style style:name="T22" style:family="text">
      <style:text-properties officeooo:rsid="004a2618" fo:background-color="transparent" loext:char-shading-value="0"/>
    </style:style>
    <style:style style:name="T23" style:family="text">
      <style:text-properties officeooo:rsid="004ae98b" fo:background-color="transparent" loext:char-shading-value="0"/>
    </style:style>
    <style:style style:name="T24" style:family="text">
      <style:text-properties officeooo:rsid="004db858" fo:background-color="transparent" loext:char-shading-value="0"/>
    </style:style>
    <style:style style:name="T25" style:family="text">
      <style:text-properties officeooo:rsid="0005290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2706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07a115"/>
    </style:style>
    <style:style style:name="T29" style:family="text">
      <style:text-properties style:text-underline-style="solid" style:text-underline-width="auto" style:text-underline-color="font-color" officeooo:rsid="000b198b"/>
    </style:style>
    <style:style style:name="T30" style:family="text">
      <style:text-properties style:text-underline-style="solid" style:text-underline-width="auto" style:text-underline-color="font-color" fo:font-weight="bold" officeooo:rsid="0007a115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0b198b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officeooo:rsid="0029b9ac"/>
    </style:style>
    <style:style style:name="T33" style:family="text">
      <style:text-properties style:text-underline-style="solid" style:text-underline-width="auto" style:text-underline-color="font-color" officeooo:rsid="003f8766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2706a"/>
    </style:style>
    <style:style style:name="T36" style:family="text">
      <style:text-properties style:text-underline-style="none" officeooo:rsid="00137275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137275" style:font-weight-asian="normal" style:font-weight-complex="normal"/>
    </style:style>
    <style:style style:name="T39" style:family="text">
      <style:text-properties style:text-underline-style="none" fo:font-weight="normal" officeooo:rsid="00187e61" style:font-weight-asian="normal" style:font-weight-complex="normal"/>
    </style:style>
    <style:style style:name="T40" style:family="text">
      <style:text-properties style:text-underline-style="none" fo:font-weight="normal" officeooo:rsid="001a7757" style:font-weight-asian="normal" style:font-weight-complex="normal"/>
    </style:style>
    <style:style style:name="T41" style:family="text">
      <style:text-properties style:text-underline-style="none" fo:font-weight="normal" officeooo:rsid="001dc419" style:font-weight-asian="normal" style:font-weight-complex="normal"/>
    </style:style>
    <style:style style:name="T42" style:family="text">
      <style:text-properties style:text-underline-style="none" fo:font-weight="normal" officeooo:rsid="00221711" style:font-weight-asian="normal" style:font-weight-complex="normal"/>
    </style:style>
    <style:style style:name="T43" style:family="text">
      <style:text-properties style:text-underline-style="none" fo:font-weight="normal" officeooo:rsid="002355c4" style:font-weight-asian="normal" style:font-weight-complex="normal"/>
    </style:style>
    <style:style style:name="T44" style:family="text">
      <style:text-properties style:text-underline-style="none" fo:font-weight="normal" officeooo:rsid="00249ac5" style:font-weight-asian="normal" style:font-weight-complex="normal"/>
    </style:style>
    <style:style style:name="T45" style:family="text">
      <style:text-properties style:text-underline-style="none" fo:font-weight="normal" officeooo:rsid="002604fb" style:font-weight-asian="normal" style:font-weight-complex="normal"/>
    </style:style>
    <style:style style:name="T46" style:family="text">
      <style:text-properties style:text-underline-style="none" fo:font-weight="normal" officeooo:rsid="002b1654" style:font-weight-asian="normal" style:font-weight-complex="normal"/>
    </style:style>
    <style:style style:name="T47" style:family="text">
      <style:text-properties style:text-underline-style="none" fo:font-weight="normal" officeooo:rsid="0035f1ae" style:font-weight-asian="normal" style:font-weight-complex="normal"/>
    </style:style>
    <style:style style:name="T48" style:family="text">
      <style:text-properties style:text-underline-style="none" fo:font-weight="normal" officeooo:rsid="00368770" style:font-weight-asian="normal" style:font-weight-complex="normal"/>
    </style:style>
    <style:style style:name="T49" style:family="text">
      <style:text-properties style:text-underline-style="none" fo:font-weight="normal" officeooo:rsid="0036c2cf" style:font-weight-asian="normal" style:font-weight-complex="normal"/>
    </style:style>
    <style:style style:name="T50" style:family="text">
      <style:text-properties style:text-underline-style="none" fo:font-weight="normal" officeooo:rsid="003827e8" style:font-weight-asian="normal" style:font-weight-complex="normal"/>
    </style:style>
    <style:style style:name="T51" style:family="text">
      <style:text-properties style:text-underline-style="none" fo:font-weight="normal" officeooo:rsid="003e1cd2" style:font-weight-asian="normal" style:font-weight-complex="normal"/>
    </style:style>
    <style:style style:name="T52" style:family="text">
      <style:text-properties style:text-underline-style="none" fo:font-weight="normal" officeooo:rsid="003f8766" style:font-weight-asian="normal" style:font-weight-complex="normal"/>
    </style:style>
    <style:style style:name="T53" style:family="text">
      <style:text-properties style:text-underline-style="none" fo:font-weight="normal" officeooo:rsid="00408bd7" style:font-weight-asian="normal" style:font-weight-complex="normal"/>
    </style:style>
    <style:style style:name="T54" style:family="text">
      <style:text-properties style:text-underline-style="none" fo:font-weight="normal" officeooo:rsid="0041aa2f" style:font-weight-asian="normal" style:font-weight-complex="normal"/>
    </style:style>
    <style:style style:name="T55" style:family="text">
      <style:text-properties style:text-underline-style="none" fo:font-weight="normal" officeooo:rsid="0043306b" style:font-weight-asian="normal" style:font-weight-complex="normal"/>
    </style:style>
    <style:style style:name="T56" style:family="text">
      <style:text-properties style:text-underline-style="none" fo:font-weight="normal" officeooo:rsid="004a2618" style:font-weight-asian="normal" style:font-weight-complex="normal"/>
    </style:style>
    <style:style style:name="T57" style:family="text">
      <style:text-properties style:text-underline-style="none" fo:font-weight="normal" officeooo:rsid="005f0f51" style:font-weight-asian="normal" style:font-weight-complex="normal"/>
    </style:style>
    <style:style style:name="T58" style:family="text">
      <style:text-properties style:text-underline-style="none" fo:font-weight="normal" officeooo:rsid="005f2077" style:font-weight-asian="normal" style:font-weight-complex="normal"/>
    </style:style>
    <style:style style:name="T59" style:family="text">
      <style:text-properties style:text-underline-style="none" fo:font-weight="bold" style:font-weight-asian="bold" style:font-weight-complex="bold"/>
    </style:style>
    <style:style style:name="T60" style:family="text">
      <style:text-properties style:text-underline-style="none" fo:font-weight="bold" officeooo:rsid="0012706a" style:font-weight-asian="bold" style:font-weight-complex="bold"/>
    </style:style>
    <style:style style:name="T61" style:family="text">
      <style:text-properties style:text-underline-style="none" fo:font-weight="bold" officeooo:rsid="0013a5f0" style:font-weight-asian="bold" style:font-weight-complex="bold"/>
    </style:style>
    <style:style style:name="T62" style:family="text">
      <style:text-properties style:text-underline-style="none" fo:font-weight="bold" officeooo:rsid="001a7757" style:font-weight-asian="bold" style:font-weight-complex="bold"/>
    </style:style>
    <style:style style:name="T63" style:family="text">
      <style:text-properties style:text-underline-style="none" fo:font-weight="bold" officeooo:rsid="001dc419" style:font-weight-asian="bold" style:font-weight-complex="bold"/>
    </style:style>
    <style:style style:name="T64" style:family="text">
      <style:text-properties style:text-underline-style="none" fo:font-weight="bold" officeooo:rsid="001f7ac6" style:font-weight-asian="bold" style:font-weight-complex="bold"/>
    </style:style>
    <style:style style:name="T65" style:family="text">
      <style:text-properties style:text-underline-style="none" fo:font-weight="bold" officeooo:rsid="002355c4" style:font-weight-asian="bold" style:font-weight-complex="bold"/>
    </style:style>
    <style:style style:name="T66" style:family="text">
      <style:text-properties style:text-underline-style="none" fo:font-weight="bold" officeooo:rsid="00249ac5" style:font-weight-asian="bold" style:font-weight-complex="bold"/>
    </style:style>
    <style:style style:name="T67" style:family="text">
      <style:text-properties style:text-underline-style="none" fo:font-weight="bold" officeooo:rsid="002b1654" style:font-weight-asian="bold" style:font-weight-complex="bold"/>
    </style:style>
    <style:style style:name="T68" style:family="text">
      <style:text-properties style:text-underline-style="none" fo:font-weight="bold" officeooo:rsid="003f8766" style:font-weight-asian="bold" style:font-weight-complex="bold"/>
    </style:style>
    <style:style style:name="T69" style:family="text">
      <style:text-properties style:text-underline-style="none" fo:font-weight="bold" officeooo:rsid="00408bd7" style:font-weight-asian="bold" style:font-weight-complex="bold"/>
    </style:style>
    <style:style style:name="T70" style:family="text">
      <style:text-properties style:text-underline-style="none" fo:font-weight="bold" officeooo:rsid="0041aa2f" style:font-weight-asian="bold" style:font-weight-complex="bold"/>
    </style:style>
    <style:style style:name="T71" style:family="text">
      <style:text-properties style:text-underline-style="none" fo:font-weight="bold" officeooo:rsid="0043306b" style:font-weight-asian="bold" style:font-weight-complex="bold"/>
    </style:style>
    <style:style style:name="T72" style:family="text">
      <style:text-properties style:text-underline-style="none" officeooo:rsid="0013a5f0"/>
    </style:style>
    <style:style style:name="T73" style:family="text">
      <style:text-properties style:text-underline-style="none" officeooo:rsid="00155765"/>
    </style:style>
    <style:style style:name="T74" style:family="text">
      <style:text-properties style:text-underline-style="none" officeooo:rsid="00187e61"/>
    </style:style>
    <style:style style:name="T75" style:family="text">
      <style:text-properties style:text-underline-style="none" officeooo:rsid="002355c4"/>
    </style:style>
    <style:style style:name="T76" style:family="text">
      <style:text-properties style:text-underline-style="none" officeooo:rsid="002a92e5"/>
    </style:style>
    <style:style style:name="T77" style:family="text">
      <style:text-properties style:text-underline-style="none" officeooo:rsid="002b1654"/>
    </style:style>
    <style:style style:name="T78" style:family="text">
      <style:text-properties style:text-underline-style="none" officeooo:rsid="00368770"/>
    </style:style>
    <style:style style:name="T79" style:family="text">
      <style:text-properties style:text-underline-style="none" officeooo:rsid="003f8766"/>
    </style:style>
    <style:style style:name="T80" style:family="text">
      <style:text-properties style:text-underline-style="none" officeooo:rsid="0043306b"/>
    </style:style>
    <style:style style:name="T81" style:family="text">
      <style:text-properties style:text-underline-style="none" officeooo:rsid="005f0f51"/>
    </style:style>
    <style:style style:name="T82" style:family="text">
      <style:text-properties style:text-underline-style="none" fo:background-color="transparent" loext:char-shading-value="0"/>
    </style:style>
    <style:style style:name="T83" style:family="text">
      <style:text-properties style:text-underline-style="none" officeooo:rsid="005c0e73" fo:background-color="transparent" loext:char-shading-value="0"/>
    </style:style>
    <style:style style:name="T84" style:family="text">
      <style:text-properties officeooo:rsid="0027c3b3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2fe052" style:font-style-asian="italic" style:font-style-complex="italic"/>
    </style:style>
    <style:style style:name="T87" style:family="text">
      <style:text-properties style:font-name="Liberation Sans1"/>
    </style:style>
    <style:style style:name="T88" style:family="text">
      <style:text-properties style:font-name="Liberation Sans1" fo:font-style="italic" officeooo:rsid="002fe052" style:font-style-asian="italic" style:font-style-complex="italic"/>
    </style:style>
    <style:style style:name="T89" style:family="text">
      <style:text-properties style:font-name="Liberation Sans1" fo:font-style="italic" officeooo:rsid="0046f91e" style:font-style-asian="italic" style:font-style-complex="italic"/>
    </style:style>
    <style:style style:name="T90" style:family="text">
      <style:text-properties style:font-name="Liberation Sans1" fo:background-color="transparent" loext:char-shading-value="0" style:font-name-asian="Arial3" style:font-name-complex="Arial3"/>
    </style:style>
    <style:style style:name="T91" style:family="text">
      <style:text-properties style:font-name="Liberation Sans1" officeooo:rsid="00036bd8" fo:background-color="transparent" loext:char-shading-value="0" style:font-name-asian="Arial3" style:font-name-complex="Arial3"/>
    </style:style>
    <style:style style:name="T92" style:family="text">
      <style:text-properties style:font-name="Liberation Sans1" officeooo:rsid="00126d4a" fo:background-color="transparent" loext:char-shading-value="0" style:font-name-asian="Arial3" style:font-name-complex="Arial3"/>
    </style:style>
    <style:style style:name="T93" style:family="text">
      <style:text-properties style:font-name="Liberation Sans1" officeooo:rsid="0012706a" fo:background-color="transparent" loext:char-shading-value="0" style:font-name-asian="Arial3" style:font-name-complex="Arial3"/>
    </style:style>
    <style:style style:name="T94" style:family="text">
      <style:text-properties style:font-name="Liberation Sans1" officeooo:rsid="00155765" fo:background-color="transparent" loext:char-shading-value="0" style:font-name-asian="Arial3" style:font-name-complex="Arial3"/>
    </style:style>
    <style:style style:name="T95" style:family="text">
      <style:text-properties style:font-name="Liberation Sans1" officeooo:rsid="0063883a" fo:background-color="transparent" loext:char-shading-value="0" style:font-name-asian="Arial3" style:font-name-complex="Arial3"/>
    </style:style>
    <style:style style:name="T96" style:family="text">
      <style:text-properties style:font-name="Liberation Sans1" officeooo:rsid="002fe052"/>
    </style:style>
    <style:style style:name="T97" style:family="text">
      <style:text-properties style:font-name="Liberation Sans1" style:text-underline-style="none" fo:font-weight="normal" fo:background-color="transparent" loext:char-shading-value="0" style:font-name-asian="Arial3" style:font-weight-asian="normal" style:font-name-complex="Arial3" style:font-weight-complex="normal"/>
    </style:style>
    <style:style style:name="T98" style:family="text">
      <style:text-properties style:font-name="Liberation Sans1" style:text-underline-style="none" fo:font-weight="normal" officeooo:rsid="003e1cd2" fo:background-color="transparent" loext:char-shading-value="0" style:font-name-asian="Arial3" style:font-weight-asian="normal" style:font-name-complex="Arial3" style:font-weight-complex="normal"/>
    </style:style>
    <style:style style:name="T99" style:family="text">
      <style:text-properties style:font-name="Liberation Sans1" style:text-underline-style="none" fo:font-weight="normal" officeooo:rsid="003f8766" fo:background-color="transparent" loext:char-shading-value="0" style:font-name-asian="Arial3" style:font-weight-asian="normal" style:font-name-complex="Arial3" style:font-weight-complex="normal"/>
    </style:style>
    <style:style style:name="T100" style:family="text">
      <style:text-properties style:font-name="Liberation Sans1" style:text-underline-style="none" fo:font-weight="normal" officeooo:rsid="004a2618" fo:background-color="transparent" loext:char-shading-value="0" style:font-name-asian="Arial3" style:font-weight-asian="normal" style:font-name-complex="Arial3" style:font-weight-complex="normal"/>
    </style:style>
    <style:style style:name="T101" style:family="text">
      <style:text-properties style:font-name="Liberation Sans1" officeooo:rsid="004a53cf"/>
    </style:style>
    <style:style style:name="T102" style:family="text">
      <style:text-properties officeooo:rsid="002fe052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officeooo:rsid="0006b9ea"/>
    </style:style>
    <style:style style:name="T105" style:family="text">
      <style:text-properties officeooo:rsid="000b198b"/>
    </style:style>
    <style:style style:name="T106" style:family="text">
      <style:text-properties officeooo:rsid="00100398"/>
    </style:style>
    <style:style style:name="T107" style:family="text">
      <style:text-properties officeooo:rsid="00155765"/>
    </style:style>
    <style:style style:name="T108" style:family="text">
      <style:text-properties officeooo:rsid="002604fb"/>
    </style:style>
    <style:style style:name="T109" style:family="text">
      <style:text-properties officeooo:rsid="002a92e5"/>
    </style:style>
    <style:style style:name="T110" style:family="text">
      <style:text-properties officeooo:rsid="002b1654"/>
    </style:style>
    <style:style style:name="T111" style:family="text">
      <style:text-properties officeooo:rsid="0032d347"/>
    </style:style>
    <style:style style:name="T112" style:family="text">
      <style:text-properties officeooo:rsid="0036c2cf"/>
    </style:style>
    <style:style style:name="T113" style:family="text">
      <style:text-properties officeooo:rsid="003827e8"/>
    </style:style>
    <style:style style:name="T114" style:family="text">
      <style:text-properties officeooo:rsid="003a233f"/>
    </style:style>
    <style:style style:name="T115" style:family="text">
      <style:text-properties officeooo:rsid="003aeb13"/>
    </style:style>
    <style:style style:name="T116" style:family="text">
      <style:text-properties officeooo:rsid="003c20cc"/>
    </style:style>
    <style:style style:name="T117" style:family="text">
      <style:text-properties officeooo:rsid="0009299b"/>
    </style:style>
    <style:style style:name="T118" style:family="text">
      <style:text-properties officeooo:rsid="003e1cd2"/>
    </style:style>
    <style:style style:name="T119" style:family="text">
      <style:text-properties officeooo:rsid="00408bd7"/>
    </style:style>
    <style:style style:name="T120" style:family="text">
      <style:text-properties officeooo:rsid="0041aa2f"/>
    </style:style>
    <style:style style:name="T121" style:family="text">
      <style:text-properties style:font-name="Liberation Sans4"/>
    </style:style>
    <style:style style:name="T122" style:family="text">
      <style:text-properties style:font-name="Liberation Sans4" officeooo:rsid="0041aa2f"/>
    </style:style>
    <style:style style:name="T123" style:family="text">
      <style:text-properties officeooo:rsid="0043306b"/>
    </style:style>
    <style:style style:name="T124" style:family="text">
      <style:text-properties officeooo:rsid="0044d3cd"/>
    </style:style>
    <style:style style:name="T125" style:family="text">
      <style:text-properties officeooo:rsid="0045fc74"/>
    </style:style>
    <style:style style:name="T126" style:family="text">
      <style:text-properties fo:color="#000000" style:text-underline-style="none" fo:font-weight="normal" officeooo:rsid="0044d3cd" style:font-weight-asian="normal" style:font-weight-complex="normal"/>
    </style:style>
    <style:style style:name="T127" style:family="text">
      <style:text-properties fo:color="#000000" style:text-underline-style="none" officeooo:rsid="005ca970" fo:background-color="transparent" loext:char-shading-value="0"/>
    </style:style>
    <style:style style:name="T128" style:family="text">
      <style:text-properties officeooo:rsid="0049260d"/>
    </style:style>
    <style:style style:name="T129" style:family="text">
      <style:text-properties officeooo:rsid="004a2618"/>
    </style:style>
    <style:style style:name="T130" style:family="text">
      <style:text-properties officeooo:rsid="004a53cf"/>
    </style:style>
    <style:style style:name="T131" style:family="text">
      <style:text-properties officeooo:rsid="00059437"/>
    </style:style>
    <style:style style:name="T132" style:family="text">
      <style:text-properties officeooo:rsid="0054ac8c"/>
    </style:style>
    <style:style style:name="T133" style:family="text">
      <style:text-properties style:text-position="sub 58%"/>
    </style:style>
    <style:style style:name="T134" style:family="text">
      <style:text-properties style:text-position="sub 58%" officeooo:rsid="0054ac8c"/>
    </style:style>
    <style:style style:name="T135" style:family="text">
      <style:text-properties style:text-position="0% 100%"/>
    </style:style>
    <style:style style:name="T136" style:family="text">
      <style:text-properties style:text-position="0% 100%" officeooo:rsid="00556b06"/>
    </style:style>
    <style:style style:name="T137" style:family="text">
      <style:text-properties style:text-position="0% 100%" officeooo:rsid="0056013f"/>
    </style:style>
    <style:style style:name="T138" style:family="text">
      <style:text-properties style:text-position="0% 100%" officeooo:rsid="00563454"/>
    </style:style>
    <style:style style:name="T139" style:family="text">
      <style:text-properties style:text-position="0% 100%" officeooo:rsid="00568eb4"/>
    </style:style>
    <style:style style:name="T140" style:family="text">
      <style:text-properties style:text-position="0% 100%" officeooo:rsid="005b231b"/>
    </style:style>
    <style:style style:name="T141" style:family="text">
      <style:text-properties style:text-position="0% 100%" officeooo:rsid="005f0f51"/>
    </style:style>
    <style:style style:name="T142" style:family="text">
      <style:text-properties officeooo:rsid="005f0f51"/>
    </style:style>
    <style:style style:name="T143" style:family="text">
      <style:text-properties officeooo:rsid="005f2077"/>
    </style:style>
    <style:style style:name="T144" style:family="text">
      <style:text-properties officeooo:rsid="0060778e"/>
    </style:style>
    <style:style style:name="T145" style:family="text">
      <style:text-properties officeooo:rsid="0062b97c"/>
    </style:style>
    <style:style style:name="T146" style:family="text">
      <style:text-properties officeooo:rsid="006be574"/>
    </style:style>
    <style:style style:name="T147" style:family="text">
      <style:text-properties officeooo:rsid="0072dd38"/>
    </style:style>
    <style:style style:name="T148" style:family="text">
      <style:text-properties officeooo:rsid="00736e20"/>
    </style:style>
    <style:style style:name="T149" style:family="text">
      <style:text-properties officeooo:rsid="007453b5"/>
    </style:style>
    <style:style style:name="T150" style:family="text">
      <style:text-properties officeooo:rsid="001eeb0f"/>
    </style:style>
    <style:style style:name="T151" style:family="text">
      <style:text-properties officeooo:rsid="0075630e"/>
    </style:style>
    <style:style style:name="fr1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370306944032" text:id="ct2370306944032">
          <text:deletion>
            <office:change-info>
              <dc:creator>Auteur inconnu</dc:creator>
              <dc:date>2021-10-26T09:28:31</dc:date>
            </office:change-info>
            <text:p text:style-name="Standard">du Département Laboratoire</text:p>
          </text:deletion>
        </text:changed-region>
        <text:changed-region xml:id="ct2370306935152" text:id="ct2370306935152">
          <text:insertion>
            <office:change-info>
              <dc:creator>Auteur inconnu</dc:creator>
              <dc:date>2021-10-26T09:28:31</dc:date>
            </office:change-info>
          </text:insertion>
        </text:changed-region>
        <text:changed-region xml:id="ct2370306936832" text:id="ct2370306936832">
          <text:deletion>
            <office:change-info>
              <dc:creator>Auteur inconnu</dc:creator>
              <dc:date>2021-10-26T09:28:44</dc:date>
            </office:change-info>
            <text:p text:style-name="Standard">DLCF</text:p>
          </text:deletion>
        </text:changed-region>
        <text:changed-region xml:id="ct2370306945232" text:id="ct2370306945232">
          <text:insertion>
            <office:change-info>
              <dc:creator>Auteur inconnu</dc:creator>
              <dc:date>2021-10-26T09:28:44</dc:date>
            </office:change-info>
          </text:insertion>
        </text:changed-region>
        <text:changed-region xml:id="ct2370306945472" text:id="ct2370306945472">
          <text:deletion>
            <office:change-info>
              <dc:creator>Auteur inconnu</dc:creator>
              <dc:date>2021-10-26T09:44:23</dc:date>
            </office:change-info>
            <text:p text:style-name="Standard">Département Laboratoire</text:p>
          </text:deletion>
        </text:changed-region>
        <text:changed-region xml:id="ct2370306934432" text:id="ct2370306934432">
          <text:insertion>
            <office:change-info>
              <dc:creator>Auteur inconnu</dc:creator>
              <dc:date>2021-10-26T09:44:23</dc:date>
            </office:change-info>
          </text:insertion>
        </text:changed-region>
        <text:changed-region xml:id="ct2370306946912" text:id="ct2370306946912">
          <text:insertion>
            <office:change-info>
              <dc:creator>Auteur inconnu</dc:creator>
              <dc:date>2021-10-26T09:44:28</dc:date>
            </office:change-info>
          </text:insertion>
        </text:changed-region>
        <text:changed-region xml:id="ct2370306947152" text:id="ct2370306947152">
          <text:insertion>
            <office:change-info>
              <dc:creator>Auteur inconnu</dc:creator>
              <dc:date>2021-10-26T09:44:32</dc:date>
            </office:change-info>
          </text:insertion>
        </text:changed-region>
        <text:changed-region xml:id="ct2370306939472" text:id="ct2370306939472">
          <text:deletion>
            <office:change-info>
              <dc:creator>Auteur inconnu</dc:creator>
              <dc:date>2021-10-26T09:49:41</dc:date>
            </office:change-info>
            <text:p text:style-name="P1">du DLCF</text:p>
          </text:deletion>
        </text:changed-region>
        <text:changed-region xml:id="ct2370306938992" text:id="ct2370306938992">
          <text:insertion>
            <office:change-info>
              <dc:creator>Auteur inconnu</dc:creator>
              <dc:date>2021-10-26T09:49:41</dc:date>
            </office:change-info>
          </text:insertion>
        </text:changed-region>
        <text:changed-region xml:id="ct2370306940192" text:id="ct2370306940192">
          <text:insertion>
            <office:change-info>
              <dc:creator>Auteur inconnu</dc:creator>
              <dc:date>2021-10-26T09:49:51</dc:date>
            </office:change-info>
          </text:insertion>
        </text:changed-region>
        <text:changed-region xml:id="ct2370306949792" text:id="ct2370306949792">
          <text:insertion>
            <office:change-info>
              <dc:creator>Auteur inconnu</dc:creator>
              <dc:date>2021-10-26T09:50:17</dc:date>
            </office:change-info>
          </text:insertion>
        </text:changed-region>
        <text:changed-region xml:id="ct2370306949312" text:id="ct2370306949312">
          <text:deletion>
            <office:change-info>
              <dc:creator>Auteur inconnu</dc:creator>
              <dc:date>2021-10-26T09:50:42</dc:date>
            </office:change-info>
            <text:p text:style-name="P2"><text:span text:style-name="T1">COA 052</text:span></text:p>
          </text:deletion>
        </text:changed-region>
        <text:changed-region xml:id="ct2370306949552" text:id="ct2370306949552">
          <text:insertion>
            <office:change-info>
              <dc:creator>Auteur inconnu</dc:creator>
              <dc:date>2021-10-26T09:50:42</dc:date>
            </office:change-info>
          </text:insertion>
        </text:changed-region>
        <text:changed-region xml:id="ct2370309295408" text:id="ct2370309295408">
          <text:deletion>
            <office:change-info>
              <dc:creator>Auteur inconnu</dc:creator>
              <dc:date>2021-10-26T09:50:53</dc:date>
            </office:change-info>
            <text:p text:style-name="Table_20_Contents"><text:span text:style-name="T2">7</text:span></text:p>
          </text:deletion>
        </text:changed-region>
        <text:changed-region xml:id="ct2370309305968" text:id="ct2370309305968">
          <text:insertion>
            <office:change-info>
              <dc:creator>Auteur inconnu</dc:creator>
              <dc:date>2021-10-26T09:50:53</dc:date>
            </office:change-info>
          </text:insertion>
        </text:changed-region>
        <text:changed-region xml:id="ct2370309294208" text:id="ct2370309294208">
          <text:insertion>
            <office:change-info>
              <dc:creator>Auteur inconnu</dc:creator>
              <dc:date>2021-10-26T09:51:07</dc:date>
            </office:change-info>
          </text:insertion>
        </text:changed-region>
        <text:changed-region xml:id="ct2370309306208" text:id="ct2370309306208">
          <text:insertion>
            <office:change-info>
              <dc:creator>Auteur inconnu</dc:creator>
              <dc:date>2021-10-26T09:51:12</dc:date>
            </office:change-info>
          </text:insertion>
        </text:changed-region>
        <text:changed-region xml:id="ct2370309303088" text:id="ct2370309303088">
          <text:insertion>
            <office:change-info>
              <dc:creator>Auteur inconnu</dc:creator>
              <dc:date>2021-10-26T09:51:17</dc:date>
            </office:change-info>
          </text:insertion>
        </text:changed-region>
        <text:changed-region xml:id="ct2370309294448" text:id="ct2370309294448">
          <text:insertion>
            <office:change-info>
              <dc:creator>Auteur inconnu</dc:creator>
              <dc:date>2021-10-26T09:51:49</dc:date>
            </office:change-info>
          </text:insertion>
        </text:changed-region>
        <text:changed-region xml:id="ct2370309296128" text:id="ct2370309296128">
          <text:deletion>
            <office:change-info>
              <dc:creator>Auteur inconnu</dc:creator>
              <dc:date>2021-10-26T09:52:18</dc:date>
            </office:change-info>
            <text:p text:style-name="Standard">le serveur SANCY du DLCF</text:p>
          </text:deletion>
        </text:changed-region>
        <text:changed-region xml:id="ct2370309305488" text:id="ct2370309305488">
          <text:insertion>
            <office:change-info>
              <dc:creator>Auteur inconnu</dc:creator>
              <dc:date>2021-10-26T09:52:18</dc:date>
            </office:change-info>
          </text:insertion>
        </text:changed-region>
        <text:changed-region xml:id="ct2370309299488" text:id="ct2370309299488">
          <text:deletion>
            <office:change-info>
              <dc:creator>Auteur inconnu</dc:creator>
              <dc:date>2021-10-26T09:52:28</dc:date>
            </office:change-info>
            <text:p text:style-name="Table_20_Contents">SOA</text:p>
          </text:deletion>
        </text:changed-region>
        <text:changed-region xml:id="ct2370309301888" text:id="ct2370309301888">
          <text:insertion>
            <office:change-info>
              <dc:creator>Auteur inconnu</dc:creator>
              <dc:date>2021-10-26T09:52:28</dc:date>
            </office:change-info>
          </text:insertion>
        </text:changed-region>
        <text:changed-region xml:id="ct2370309302848" text:id="ct2370309302848">
          <text:deletion>
            <office:change-info>
              <dc:creator>Auteur inconnu</dc:creator>
              <dc:date>2021-10-26T09:52:50</dc:date>
            </office:change-info>
            <text:p text:style-name="Table_20_Contents">serveur SANCY du DLCF (PV)</text:p>
          </text:deletion>
        </text:changed-region>
        <text:changed-region xml:id="ct2370309305008" text:id="ct2370309305008">
          <text:insertion>
            <office:change-info>
              <dc:creator>Auteur inconnu</dc:creator>
              <dc:date>2021-10-26T09:52:50</dc:date>
            </office:change-info>
          </text:insertion>
        </text:changed-region>
        <text:changed-region xml:id="ct2370309298768" text:id="ct2370309298768">
          <text:deletion>
            <office:change-info>
              <dc:creator>Auteur inconnu</dc:creator>
              <dc:date>2021-10-26T09:52:32</dc:date>
            </office:change-info>
            <text:p text:style-name="Table_20_Contents">SOA</text:p>
          </text:deletion>
        </text:changed-region>
        <text:changed-region xml:id="ct2370309294688" text:id="ct2370309294688">
          <text:insertion>
            <office:change-info>
              <dc:creator>Auteur inconnu</dc:creator>
              <dc:date>2021-10-26T09:52:3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Objet</text:p>
          </table:table-cell>
          <table:table-cell table:style-name="Tableau1.A1" office:value-type="string">
            <text:p text:style-name="P36">La présente instruction <text:span text:style-name="T4">porte sur la définition</text:span> <text:span text:style-name="T4">d</text:span>es modalités de réalisation de l'essai <text:span text:style-name="T4">de perméabilité aux gaz </text:span>sur béton dans le cadre de l'accréditation COFRAC.</text:p>
            <text:p text:style-name="P37">Les corps d'épreuve<text:span text:style-name="T4">s</text:span> concernés sont des cylindres <text:span text:style-name="T4">découpés dans des éprouvettes ou carottage, dont le diamètre est compris entre 100 et 150 </text:span>m<text:span text:style-name="T128">m</text:span> <text:span text:style-name="T4">et l’épaisseur de 50 ±1 mm .</text:span></text:p>
            <text:p text:style-name="P28"/>
            <text:p text:style-name="P28"/>
          </table:table-cell>
        </table:table-row>
        <table:table-row>
          <table:table-cell table:style-name="Tableau1.A1" office:value-type="string">
            <text:p text:style-name="P23">Domaine d'application </text:p>
          </table:table-cell>
          <table:table-cell table:style-name="Tableau1.A1" office:value-type="string">
            <text:p text:style-name="Standard">La présente instruction s'applique à l'Unité Technique COFRAC « Béton ». Cette UT est intégrée <text:span text:style-name="T7">au groupe « Infrastructures et Ouvrages d’Art </text:span><text:span text:style-name="T2">Durables</text:span><text:span text:style-name="T7"> »</text:span> <text:change text:change-id="ct2370306944032"/><text:change-start text:change-id="ct2370306935152"/><text:span text:style-name="T147">de l’agence</text:span><text:change-end text:change-id="ct2370306935152"/> de Clermont-Ferrand.</text:p>
            <text:p text:style-name="Standard">Cette instruction concerne l'essai <text:span text:style-name="T4">de perméabilité aux gaz </text:span>sur béton <text:span text:style-name="T4">durci</text:span>.</text:p>
            <text:p text:style-name="Standard"/>
            <text:p text:style-name="Standard"/>
          </table:table-cell>
        </table:table-row>
        <table:table-row>
          <table:table-cell table:style-name="Tableau1.A1" office:value-type="string">
            <text:p text:style-name="P23">Documents de références</text:p>
          </table:table-cell>
          <table:table-cell table:style-name="Tableau1.A1" office:value-type="string">
            <text:p text:style-name="Standard">- Norme NF EN ISO/CEI 17025</text:p>
            <text:p text:style-name="P45">- Plan Qualité Type « Bétons et constituants – Essais physiques et mécaniques » du réseau des LPC.</text:p>
            <text:p text:style-name="Standard">- Procédure R2.P.002 « réalisation de prestations suivant le référentiel NF EN ISO/CEI 17025</text:p>
            <text:p text:style-name="P44">- Procédure S1.P003 « Qualification et Habilitation »</text:p>
            <text:p text:style-name="P42">- Instruction S1.I.001 « compagnonnage »</text:p>
            <text:p text:style-name="Standard"/>
            <text:p text:style-name="Standard"/>
            <text:p text:style-name="Standard">La norme de référence pour l'exécution de cet essai est la norme <text:span text:style-name="T4">XP P 18-463</text:span>.</text:p>
            <text:p text:style-name="Standard">De plus, les normes applicables pour réaliser cet essai sont:</text:p>
            <text:p text:style-name="Standard">- <text:span text:style-name="T142">NF P 18-459 : Essai de porosité et de masse volumique pour béton durci.</text:span></text:p>
            <text:p text:style-name="Standard">- NF EN 12350-1: essai pour béton frais – Prélèvement</text:p>
            <text:p text:style-name="Standard">- NF EN 12390-2: essai pour béton durci – confection et conservation des éprouvettes pour essais de résistance.</text:p>
            <text:p text:style-name="P43">- NF EN 12504-1 : Essais pour béton dans les structures - Partie 1 : carottes - Prélèvement, examen et essais en compression.</text:p>
            <text:p text:style-name="P26"/>
            <text:p text:style-name="P26"/>
          </table:table-cell>
        </table:table-row>
        <table:table-row>
          <table:table-cell table:style-name="Tableau1.A1" office:value-type="string">
            <text:p text:style-name="P23">Vocabulaire</text:p>
            <text:p text:style-name="P23">et abréviations</text:p>
          </table:table-cell>
          <table:table-cell table:style-name="Tableau1.A1" office:value-type="string">
            <text:p text:style-name="Standard"><text:change text:change-id="ct2370306936832"/><text:change-start text:change-id="ct2370306945232"/><text:span text:style-name="T147">ACF</text:span><text:change-end text:change-id="ct2370306945232"/><text:tab/><text:tab/><text:tab/><text:change text:change-id="ct2370306945472"/><text:change-start text:change-id="ct2370306934432"/><text:span text:style-name="T148">Agence</text:span><text:change-end text:change-id="ct2370306934432"/> de Clermont-Ferrand</text:p>
            <text:p text:style-name="Standard">UT<text:tab/><text:tab/><text:tab/>Unité Technique COFRAC « Béton »</text:p>
            <text:p text:style-name="Standard"><text:span text:style-name="T7">Groupe IOA</text:span><text:change-start text:change-id="ct2370306946912"/><text:span text:style-name="T11">D</text:span><text:change-end text:change-id="ct2370306946912"/><text:tab/><text:tab/><text:span text:style-name="T7">Groupe « Infrastructures et Ouvrages d’Art</text:span><text:change-start text:change-id="ct2370306947152"/><text:span text:style-name="T7"> </text:span><text:span text:style-name="T11">Durables</text:span><text:change-end text:change-id="ct2370306947152"/><text:span text:style-name="T7"> »</text:span></text:p>
            <text:p text:style-name="Standard">Chef d'UT<text:tab/><text:tab/>Responsable de l'Unité Technique COFRAC béton</text:p>
            <text:p text:style-name="Standard">RE<text:tab/><text:tab/><text:tab/>Responsable d'Essais</text:p>
            <text:p text:style-name="Standard">CE<text:tab/><text:tab/><text:tab/>Chargé d'essai</text:p>
            <text:p text:style-name="P24"/>
            <text:p text:style-name="P24"/>
          </table:table-cell>
        </table:table-row>
        <table:table-row>
          <table:table-cell table:style-name="Tableau1.A1" office:value-type="string">
            <text:p text:style-name="P29">Fonctions /</text:p>
            <text:p text:style-name="P29">Responsabilités </text:p>
          </table:table-cell>
          <table:table-cell table:style-name="Tableau1.A1" office:value-type="string">
            <text:p text:style-name="P39">Dispositions générales :</text:p>
            <text:p text:style-name="P38">Les dispositions figurants dans tous les documents listés dans le <text:soft-page-break/>paragraphe « Documents de références », sont appliquées.</text:p>
            <text:p text:style-name="P38"/>
            <text:p text:style-name="P38"/>
            <text:p text:style-name="P39">Dispositions particulières:</text:p>
            <text:p text:style-name="P38">Les différentes fonctions/responsabilités sont confiées à </text:p>
            <text:p text:style-name="P38"/>
            <text:p text:style-name="P47">Chef d'UT <text:tab/><text:tab/><text:tab/><text:tab/>Bruno BOULET</text:p>
            <text:p text:style-name="P47"/>
            <text:p text:style-name="P47">Responsables d'essai<text:tab/><text:tab/>Bruno BOULET </text:p>
            <text:p text:style-name="P41"><text:tab/><text:tab/><text:tab/><text:tab/><text:tab/> </text:p>
            <text:p text:style-name="P47"/>
            <text:p text:style-name="P47"/>
            <text:p text:style-name="P47"/>
            <text:p text:style-name="P47">Chargés d'essai<text:tab/><text:tab/><text:tab/>Christophe DOMAS</text:p>
            <text:p text:style-name="P47"><text:tab/><text:tab/><text:tab/><text:tab/><text:tab/>Bruno BOULET</text:p>
            <text:p text:style-name="P46"><text:tab/><text:tab/><text:tab/><text:tab/><text:tab/><text:span text:style-name="T7"> Mathieu CIPIERE</text:span></text:p>
            <text:p text:style-name="P47"/>
            <text:p text:style-name="P48">Correspondant matériel<text:tab/><text:tab/><text:span text:style-name="T25"> </text:span><text:span text:style-name="T7">Bruno BOULET</text:span></text:p>
            <text:p text:style-name="P47"/>
            <text:p text:style-name="P40"/>
          </table:table-cell>
        </table:table-row>
        <table:table-row>
          <table:table-cell table:style-name="Tableau1.A1" office:value-type="string">
            <text:p text:style-name="P76">Ordonnancement des essais</text:p>
          </table:table-cell>
          <table:table-cell table:style-name="Tableau1.A1" office:value-type="string">
            <text:p text:style-name="P70">Dispositions générales:</text:p>
            <text:p text:style-name="P49">Les dispositions figurants dans tous les documents listés dans le paragraphe « Documents de références », sont appliquées.</text:p>
            <text:p text:style-name="P49"/>
            <text:p text:style-name="P70">Dispositions particulières:</text:p>
            <text:p text:style-name="P73">Conditions d’essais :</text:p>
            <text:p text:style-name="P73">Le gaz utilisé est du diazote (N2)</text:p>
            <text:p text:style-name="P74">La pression <text:span text:style-name="T132">absolue d’entrée P</text:span><text:span text:style-name="T134">0 </text:span><text:span text:style-name="T136"><text:s/></text:span><text:span text:style-name="T139">a</text:span><text:span text:style-name="T136"> été calculé</text:span><text:span text:style-name="T139">e</text:span><text:span text:style-name="T136"> </text:span><text:span text:style-name="T139">à</text:span><text:span text:style-name="T136"> partir de la pression atmosphérique standard au niveau de la mer (1 013 </text:span><text:span text:style-name="T137">hPa</text:span><text:span text:style-name="T136">) </text:span><text:span text:style-name="T138">pour une altitude (alti) de 33</text:span><text:span text:style-name="T140">3</text:span><text:span text:style-name="T138"> m, </text:span><text:span text:style-name="T141">d</text:span><text:span text:style-name="T139">ans le cas de l’atmosphère normalisée type OACI </text:span><text:span text:style-name="T141">(Organisation de l’Aviation Civile Internationale)</text:span><text:span text:style-name="T139"> : </text:span></text:p>
            <text:p text:style-name="P72"><draw:frame draw:style-name="fr1" draw:name="Objet1" text:anchor-type="char" svg:x="2.106cm" svg:y="0.18cm" svg:width="6.193cm" svg:height="1.148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88">P<text:span text:style-name="T133">0 </text:span><text:span text:style-name="T135">= </text:span><text:span text:style-name="T139">97</text:span><text:span text:style-name="T140">4</text:span><text:span text:style-name="T139"> hPa</text:span></text:p>
            <text:p text:style-name="P71"/>
            <text:p text:style-name="P49"/>
            <text:p text:style-name="P50"><text:span text:style-name="T30">Étape 1 : réception des épro</text:span><text:span text:style-name="T31">u</text:span><text:span text:style-name="T30">vettes </text:span>: <text:span text:style-name="T104">le CE Procède à la réception des éprouvettes et la création d’un nouveau dossier essai :</text:span></text:p>
            <text:list xml:id="list162312374" text:style-name="L1">
              <text:list-item>
                <text:p text:style-name="P89">Le CE crée un nouvel enregistrement dans la feuille de calcul « suivit des essais de durabilité ». Il crée un nouveau un numéro SOA/KAZ. Ce numéro commence par les lettres : «KGAZ/ » suivi de l’année, suivi du symbole : « / », suivi d’un nombre débutant à un pour le premier essai de l’année puis incrémenté d’une unité à chaque nouvel essai.</text:p>
              </text:list-item>
              <text:list-item>
                <text:p text:style-name="P90"><text:span text:style-name="T107">Le CE</text:span> identifie les éprouvettes avec le numéro SOA/<text:span text:style-name="T109">KGAZ</text:span> et les places dans les bacs de conservation.</text:p>
              </text:list-item>
              <text:list-item>
                <text:p text:style-name="P91"><text:span text:style-name="T107">Le CE</text:span> crée <text:span text:style-name="T129">le</text:span> <text:span text:style-name="T17">« </text:span><text:span text:style-name="T21">dossier </text:span><text:span text:style-name="T22">d’</text:span><text:span text:style-name="T21">essai »</text:span> et renseigne les champs de l’onglet « <text:span text:style-name="T106">Feuille d’essai »</text:span> <text:span text:style-name="T118">(identification du prélèvement, date de sciage, échéance d’essai, ...)</text:span></text:p>
              </text:list-item>
              <text:list-item>
                <text:p text:style-name="P92"><text:soft-page-break/><text:span text:style-name="T56">Le CE imprime le</text:span><text:span text:style-name="T51"> « dossier </text:span><text:span text:style-name="T56">d’</text:span><text:span text:style-name="T51">essai » au </text:span><text:span text:style-name="T47">format A3.</text:span></text:p>
                <text:p text:style-name="P93"/>
              </text:list-item>
            </text:list>
            <text:p text:style-name="P78"><text:span text:style-name="T28">Étape </text:span><text:span text:style-name="T29">2 </text:span><text:span text:style-name="T28">: </text:span><text:span text:style-name="T33">enrobage et </text:span><text:span text:style-name="T29">sciage des </text:span><text:span text:style-name="T32">corps</text:span><text:span text:style-name="T29"> d’épreuve</text:span><text:span text:style-name="T28"> </text:span><text:span text:style-name="T105">:</text:span></text:p>
            <text:list xml:id="list2493514227" text:style-name="L2">
              <text:list-item>
                <text:p text:style-name="P109">24 heures avant le sciage, le CE sort les éprouvettes des bacs de conservation, les sèche à l’air comprimé, et les enduit de résine époxy.</text:p>
              </text:list-item>
              <text:list-item>
                <text:p text:style-name="P110"><text:span text:style-name="T106">Le CE scie les corps d’épreuves à une épaisseur de </text:span><text:span text:style-name="T91">50 ±1 mm.</text:span></text:p>
              </text:list-item>
              <text:list-item>
                <text:p text:style-name="P111"><text:span text:style-name="T94">Le CE</text:span><text:span text:style-name="T92"> </text:span><text:span text:style-name="T90">identifi</text:span><text:span text:style-name="T94">e les corps d’épreuve</text:span><text:span text:style-name="T90"> conformément</text:span><text:span text:style-name="T98"> au « dossier </text:span><text:span text:style-name="T100">d’</text:span><text:span text:style-name="T98">essai »</text:span><text:span text:style-name="T90">.</text:span></text:p>
              </text:list-item>
              <text:list-item>
                <text:p text:style-name="P112"><text:span text:style-name="T90">Le </text:span><text:span text:style-name="T94">CE mesure </text:span><text:span text:style-name="T95">le diamètre de chaque</text:span><text:span text:style-name="T90"> cor</text:span><text:span text:style-name="T93">p</text:span><text:span text:style-name="T90">s d’épreuve, </text:span><text:span text:style-name="T95">en trois positions à 120 degrés. La moyenne des lectures est prise comme diamètre.</text:span></text:p>
              </text:list-item>
              <text:list-item>
                <text:p text:style-name="P113"><text:span text:style-name="T95">L</text:span><text:span text:style-name="T90">e CE mesure l’épaisseur de chaque corps d’épreuve en quatre positions d’égale distance autour de la circonférence. La moyenne des quatre mesures est prise comme épaisseur.</text:span></text:p>
              </text:list-item>
              <text:list-item>
                <text:p text:style-name="P114"><text:span text:style-name="T97">Le CE complète </text:span><text:span text:style-name="T99">le « dossier d’essai ».</text:span></text:p>
              </text:list-item>
            </text:list>
            <text:p text:style-name="P77"/>
            <text:p text:style-name="P60"><text:span text:style-name="T26">Étape 3 : </text:span><text:span text:style-name="T27">s</text:span><text:span text:style-name="T26">aturation </text:span><text:span text:style-name="T27">des corps d’épreuve </text:span><text:span text:style-name="T26">: </text:span><text:span text:style-name="T35">Les corps d’épreuve sont </text:span><text:span text:style-name="T76">saturés</text:span><text:span text:style-name="T35"> par une des deux méthodes </text:span><text:span text:style-name="T76">suivante</text:span><text:span text:style-name="T79">s</text:span><text:span text:style-name="T76"> :</text:span></text:p>
            <text:p text:style-name="P56"/>
            <text:list xml:id="list2110410230" text:style-name="L3">
              <text:list-item>
                <text:p text:style-name="P115"><text:span text:style-name="T34">Saturation sous vide : </text:span><text:span text:style-name="T38">48 h avant le démarrage de l’essai </text:span><text:span text:style-name="T57">selon NF P 18-459</text:span><text:span text:style-name="T38"> :</text:span></text:p>
              </text:list-item>
              <text:list-item>
                <text:p text:style-name="P137"><text:span text:style-name="T73">Le CE place</text:span><text:span text:style-name="T34"> </text:span><text:span text:style-name="T77">les </text:span><text:span text:style-name="T34">corps d’épreuve dans l</text:span><text:span text:style-name="T79">a chambre à vide</text:span><text:span text:style-name="T34">. </text:span><text:span text:style-name="T36">L</text:span><text:span text:style-name="T34">a pression est maintenue </text:span><text:span text:style-name="T76">inférieur</text:span><text:span text:style-name="T79">e à</text:span><text:span text:style-name="T34"> 25 mbar pendant 4h00 </text:span><text:span text:style-name="T76">±</text:span><text:span text:style-name="T34"> </text:span><text:span text:style-name="T36">0h</text:span><text:span text:style-name="T34">30.</text:span></text:p>
              </text:list-item>
              <text:list-item>
                <text:p text:style-name="P116"><text:span text:style-name="T73">Le CE introduit d</text:span><text:span text:style-name="T34">e l’eau potable dans l</text:span><text:span text:style-name="T79">a chambre à vide</text:span><text:span text:style-name="T34"> </text:span><text:span text:style-name="T36">jusqu’à</text:span><text:span text:style-name="T34"> </text:span><text:span text:style-name="T78">ce </text:span><text:span text:style-name="T34">que les </text:span><text:span text:style-name="T36">corps</text:span><text:span text:style-name="T34"> d’épreuve soient recouvert</text:span><text:span text:style-name="T36">s</text:span><text:span text:style-name="T34"> de 2</text:span><text:span text:style-name="T81">0</text:span><text:span text:style-name="T34"> </text:span><text:span text:style-name="T81">m</text:span><text:span text:style-name="T34">m de liquide. </text:span><text:span text:style-name="T36">La pression est maintenue </text:span><text:span text:style-name="T76">inférieur</text:span><text:span text:style-name="T36"> 25 mbar pendant 44h00 </text:span><text:span text:style-name="T76">±</text:span><text:span text:style-name="T36"> 1h00.</text:span></text:p>
              </text:list-item>
              <text:list-item>
                <text:p text:style-name="P117"><text:span text:style-name="T68">I</text:span><text:span text:style-name="T59">mbibition </text:span><text:span text:style-name="T34">: </text:span><text:span text:style-name="T83">à partir de </text:span><text:span text:style-name="T82">7</text:span><text:span text:style-name="T34"> jours avant le démarrage de l’essai :</text:span></text:p>
              </text:list-item>
              <text:list-item>
                <text:p text:style-name="P138"><text:span text:style-name="T73">Le CE plonge l</text:span><text:span text:style-name="T34">es </text:span><text:span text:style-name="T72">corps</text:span><text:span text:style-name="T34"> </text:span><text:span text:style-name="T74">d’épreuves</text:span><text:span text:style-name="T34"> dans la piscine de </text:span><text:span text:style-name="T72">conservation. </text:span><text:span text:style-name="T127">Les corps d’épreuves sont posés sur la tranche.</text:span></text:p>
                <text:p text:style-name="P146"/>
              </text:list-item>
              <text:list-item>
                <text:p text:style-name="P130"><text:span text:style-name="T76">Le CE complète </text:span><text:span text:style-name="T79">le dossier d’essai</text:span></text:p>
                <text:p text:style-name="P156"/>
              </text:list-item>
            </text:list>
            <text:p text:style-name="P61"><text:span text:style-name="T60">Étape </text:span><text:span text:style-name="T61">4</text:span><text:span text:style-name="T60"> : </text:span><text:span text:style-name="T69">pesée</text:span><text:span text:style-name="T61"> des corps d’épreuve</text:span><text:span text:style-name="T67">s </text:span><text:span text:style-name="T69">et</text:span><text:span text:style-name="T61"> démarrage de l’essai : </text:span><text:span text:style-name="T39">Le jour du la</text:span><text:span text:style-name="T52">n</text:span><text:span text:style-name="T39">cement de l’essai :</text:span></text:p>
            <text:list xml:id="list1171242104" text:style-name="L4">
              <text:list-item>
                <text:p text:style-name="P94">Le CE <text:span text:style-name="T119">essuie</text:span> la surface des corps d’épreuve à <text:span text:style-name="T119">l’aide d’une éponge</text:span>.</text:p>
              </text:list-item>
              <text:list-item>
                <text:p text:style-name="P94">Le CE pèse les corps d’épreuve.</text:p>
              </text:list-item>
              <text:list-item>
                <text:p text:style-name="P94">Le CE place les corps d’épreuve dans l’étuve à 80 °C</text:p>
              </text:list-item>
              <text:list-item>
                <text:p text:style-name="P131"><text:span text:style-name="T76">Le CE complète </text:span><text:span text:style-name="T79">le dossier d’essai</text:span></text:p>
              </text:list-item>
            </text:list>
            <text:p text:style-name="P57"/>
            <text:p text:style-name="P62"><text:span text:style-name="T60">Étape </text:span><text:span text:style-name="T62">5</text:span><text:span text:style-name="T60"> :</text:span><text:span text:style-name="T61"> </text:span><text:span text:style-name="T62">Retour à l’équilibre thermique : </text:span><text:span text:style-name="T53">24 heures avant la mesure de la perméabilité à 7 jours </text:span><text:span text:style-name="T39"> :</text:span></text:p>
            <text:list xml:id="list3729577200" text:style-name="L5">
              <text:list-item>
                <text:p text:style-name="P119"><text:span text:style-name="T39">L</text:span><text:span text:style-name="T37">e CE sort le</text:span><text:span text:style-name="T43">s</text:span><text:span text:style-name="T37"> </text:span><text:span text:style-name="T46">corps</text:span><text:span text:style-name="T37"> d’épreuve</text:span><text:span text:style-name="T46">s</text:span><text:span text:style-name="T37"> de l’étu</text:span><text:span text:style-name="T48">ve, </text:span><text:span text:style-name="T53">les place dans un </text:span><text:span text:style-name="T58">récipient</text:span><text:span text:style-name="T53"> étanche et</text:span><text:span text:style-name="T37"> dans la salle d’essai </text:span><text:span text:style-name="T53">E24,</text:span><text:span text:style-name="T37"> </text:span><text:span text:style-name="T53">régulée à 20°C</text:span><text:span text:style-name="T37">.</text:span></text:p>
              </text:list-item>
              <text:list-item>
                <text:p text:style-name="P132"><text:span text:style-name="T76">Le CE complète </text:span><text:span text:style-name="T79">le dossier d’essai</text:span></text:p>
              </text:list-item>
            </text:list>
            <text:p text:style-name="P53"/>
            <text:p text:style-name="P53"/>
            <text:p text:style-name="P63"><text:span text:style-name="T60">Étape </text:span><text:span text:style-name="T64">6</text:span><text:span text:style-name="T60"> </text:span><text:span text:style-name="T61">: </text:span><text:span text:style-name="T63">Mesure de la masse et de la perméabilité à 7 </text:span><text:span text:style-name="T69">jours</text:span><text:span text:style-name="T63"> </text:span><text:span text:style-name="T62">: </text:span><text:span text:style-name="T40">le </text:span><text:soft-page-break/><text:span text:style-name="T41">7</text:span><text:span text:style-name="T53">è</text:span><text:span text:style-name="T40">me </text:span><text:span text:style-name="T39">jour </text:span><text:span text:style-name="T40">suivant le lancement de l’essai </text:span><text:span text:style-name="T39">:</text:span></text:p>
            <text:list xml:id="list95544717474036" text:continue-numbering="true" text:style-name="L5">
              <text:list-item>
                <text:p text:style-name="P122"><text:span text:style-name="T39">L</text:span><text:span text:style-name="T37">e CE imprime les feuilles correspondant aux onglets <text:s/>« Mesures_7j » </text:span><text:span text:style-name="T46">d</text:span><text:span text:style-name="T53">u dossier d’essai</text:span><text:span text:style-name="T46">, elles constitueront les feuilles de paillasse</text:span><text:span text:style-name="T37">.</text:span></text:p>
              </text:list-item>
              <text:list-item>
                <text:p text:style-name="P97">Le CE pèse les échantillons. <text:span text:style-name="T112">Les masses sont notées sur les feuilles de paillasse.</text:span></text:p>
              </text:list-item>
              <text:list-item>
                <text:p text:style-name="P125"><text:span text:style-name="T37">Le CE mesure la perméabilité au gaz </text:span><text:span text:style-name="T43">pour les co</text:span><text:span text:style-name="T46">r</text:span><text:span text:style-name="T43">ps d’épreuve</text:span><text:span text:style-name="T46">s</text:span><text:span text:style-name="T43"> </text:span><text:span text:style-name="T37">:</text:span></text:p>
              </text:list-item>
              <text:list-item>
                <text:p text:style-name="P139"><text:span text:style-name="T37">Le corps d’épreuve est placé dans le </text:span><text:span text:style-name="T46">perméabilimètre.</text:span></text:p>
              </text:list-item>
              <text:list-item>
                <text:p text:style-name="P147">La chambre à air <text:span text:style-name="T119">assurant l’étanchéité du dispositif </text:span>est gonflé<text:span text:style-name="T112">e</text:span> à une pression <text:span text:style-name="T119">comprise entre</text:span> 8 <text:span text:style-name="T119">et 10</text:span> bar.</text:p>
              </text:list-item>
              <text:list-item>
                <text:p text:style-name="P147">Une pression de 1,00<text:span text:style-name="T122">±</text:span><text:span text:style-name="T12">0,05</text:span> bar est appliquée à l’entrée de la cellule. <text:span text:style-name="T120">Cette pression est enregistrée sur la feuille de paillasse.</text:span></text:p>
              </text:list-item>
              <text:list-item>
                <text:p text:style-name="P142"><text:span text:style-name="T37">Une phase </text:span><text:span text:style-name="T42">30 minutes permet la </text:span><text:span text:style-name="T37">stabilisation de </text:span><text:span text:style-name="T49">la</text:span><text:span text:style-name="T37"> </text:span><text:span text:style-name="T42">pression.</text:span></text:p>
              </text:list-item>
              <text:list-item>
                <text:p text:style-name="P150">Le volume suivi <text:span text:style-name="T120">est</text:span> choisi de façon à ce que le temps de passage soit supérieur à 20 s. <text:span text:style-name="T120">2 à 3 mesures du temps de parcours sont effectuées et la </text:span>moyen<text:span text:style-name="T120">ne</text:span> <text:span text:style-name="T120">est calculée</text:span>. <text:span text:style-name="T112">Les mesures et la moyenne sont enregistrées sur la feuille de paillasse.</text:span></text:p>
              </text:list-item>
              <text:list-item>
                <text:p text:style-name="P151">les mesures <text:span text:style-name="T110">sont répétées </text:span>toutes les 15 minutes jusqu’à ce que l’écart entre les temps de p<text:span text:style-name="T120">arcours</text:span> moyen<text:span text:style-name="T120">s</text:span> soit <text:span text:style-name="T112">inférieur</text:span> à 3 %. <text:span text:style-name="T112">En l’absence de stabilisation, les mesures sont arrêtées </text:span>à la <text:span text:style-name="T120">5ème série de mesures</text:span>.</text:p>
              </text:list-item>
              <text:list-item>
                <text:p text:style-name="P153"><text:span text:style-name="T110">L</text:span>e corps <text:span text:style-name="T110">d</text:span>‘épreuve <text:span text:style-name="T110">est replacé d</text:span>ans <text:span text:style-name="T120">le</text:span> sac étanche.</text:p>
              </text:list-item>
              <text:list-item>
                <text:p text:style-name="P95">Le CE place les corps d’épreuve dans l’étuve à 80 °C</text:p>
              </text:list-item>
              <text:list-item>
                <text:p text:style-name="P100">Le CE complète l<text:span text:style-name="T120">e dossier </text:span>essai.</text:p>
                <text:p text:style-name="P102"/>
              </text:list-item>
            </text:list>
            <text:p text:style-name="P65"><text:span text:style-name="T60">Étape </text:span><text:span text:style-name="T70">7</text:span><text:span text:style-name="T60"> :</text:span><text:span text:style-name="T61"> </text:span><text:span text:style-name="T62">Retour à l’équilibre thermique : </text:span><text:span text:style-name="T53">24 heures avant la mesure de la perméabilité à </text:span><text:span text:style-name="T54">28</text:span><text:span text:style-name="T53"> jours </text:span><text:span text:style-name="T39"> :</text:span></text:p>
            <text:list xml:id="list95546817668501" text:continue-numbering="true" text:style-name="L5">
              <text:list-item>
                <text:p text:style-name="P120"><text:span text:style-name="T39">L</text:span><text:span text:style-name="T37">e CE sort le</text:span><text:span text:style-name="T43">s</text:span><text:span text:style-name="T37"> </text:span><text:span text:style-name="T46">corps</text:span><text:span text:style-name="T37"> d’épreuve</text:span><text:span text:style-name="T46">s</text:span><text:span text:style-name="T37"> de l’étu</text:span><text:span text:style-name="T48">ve, </text:span><text:span text:style-name="T53">les place dans un </text:span><text:span text:style-name="T58">récipient</text:span><text:span text:style-name="T53"> étanche et</text:span><text:span text:style-name="T37"> dans la salle d’essai </text:span><text:span text:style-name="T53">E24,</text:span><text:span text:style-name="T37"> </text:span><text:span text:style-name="T53">régulée à 20°C</text:span><text:span text:style-name="T37">.</text:span></text:p>
              </text:list-item>
              <text:list-item>
                <text:p text:style-name="P133"><text:span text:style-name="T76">Le CE complète </text:span><text:span text:style-name="T79">le dossier d’essai</text:span></text:p>
              </text:list-item>
            </text:list>
            <text:p text:style-name="P54"/>
            <text:p text:style-name="P65"><text:span text:style-name="T60">Étape </text:span><text:span text:style-name="T70">8</text:span><text:span text:style-name="T60"> </text:span><text:span text:style-name="T61">: </text:span><text:span text:style-name="T63">Mesure de la masse et de la perméabilité à </text:span><text:span text:style-name="T70">28</text:span><text:span text:style-name="T63"> </text:span><text:span text:style-name="T69">jours</text:span><text:span text:style-name="T63"> </text:span><text:span text:style-name="T62">: </text:span><text:span text:style-name="T40">le </text:span><text:span text:style-name="T54">28</text:span><text:span text:style-name="T53">è</text:span><text:span text:style-name="T40">me </text:span><text:span text:style-name="T39">jour </text:span><text:span text:style-name="T40">suivant le lancement de l’essai </text:span><text:span text:style-name="T39">:</text:span></text:p>
            <text:list xml:id="list95545684961980" text:continue-numbering="true" text:style-name="L5">
              <text:list-item>
                <text:p text:style-name="P123"><text:span text:style-name="T39">L</text:span><text:span text:style-name="T37">e CE imprime les feuilles correspondant aux onglets <text:s/>« Mesures_</text:span><text:span text:style-name="T54">28</text:span><text:span text:style-name="T37">j » </text:span><text:span text:style-name="T46">d</text:span><text:span text:style-name="T53">u dossier d’essai</text:span><text:span text:style-name="T46">, elles constitueront les feuilles de paillasse</text:span><text:span text:style-name="T37">.</text:span></text:p>
              </text:list-item>
              <text:list-item>
                <text:p text:style-name="P98">Le CE pèse les échantillons. <text:span text:style-name="T112">Les masses sont notées sur les feuilles de paillasse.</text:span></text:p>
              </text:list-item>
              <text:list-item>
                <text:p text:style-name="P126"><text:span text:style-name="T37">Le CE mesure la perméabilité au gaz </text:span><text:span text:style-name="T43">pour les co</text:span><text:span text:style-name="T46">r</text:span><text:span text:style-name="T43">ps d’épreuve</text:span><text:span text:style-name="T46">s</text:span><text:span text:style-name="T43"> </text:span><text:span text:style-name="T37">:</text:span></text:p>
              </text:list-item>
              <text:list-item>
                <text:p text:style-name="P140"><text:span text:style-name="T37">Le corps d’épreuve est placé dans le </text:span><text:span text:style-name="T46">perméabilimètre.</text:span></text:p>
              </text:list-item>
              <text:list-item>
                <text:p text:style-name="P148">La chambre à air <text:span text:style-name="T119">assurant l’étanchéité du dispositif </text:span>est gonflé<text:span text:style-name="T112">e</text:span> à une pression <text:span text:style-name="T119">comprise entre</text:span> 8 <text:span text:style-name="T119">et 10</text:span> bar.</text:p>
              </text:list-item>
              <text:list-item>
                <text:p text:style-name="P148">Une pression de 1,00<text:span text:style-name="T122">±</text:span><text:span text:style-name="T12">0,05</text:span> bar est appliquée à l’entrée de la cellule. <text:span text:style-name="T120">Cette pression est enregistrée sur la feuille de paillasse.</text:span></text:p>
              </text:list-item>
              <text:list-item>
                <text:p text:style-name="P143"><text:span text:style-name="T37">Une phase </text:span><text:span text:style-name="T42">30 minutes permet la </text:span><text:span text:style-name="T37">stabilisation de </text:span><text:span text:style-name="T49">la</text:span><text:span text:style-name="T37"> </text:span><text:span text:style-name="T42">pression.</text:span></text:p>
              </text:list-item>
              <text:list-item>
                <text:p text:style-name="P150">Le volume suivi <text:span text:style-name="T120">est</text:span> choisi de façon à ce que le temps de passage soit supérieur à 20 s. <text:span text:style-name="T120">2 à 3 mesures du temps </text:span><text:soft-page-break/><text:span text:style-name="T120">de parcours sont effectuées et la </text:span>moyen<text:span text:style-name="T120">ne</text:span> <text:span text:style-name="T120">est calculée</text:span>. <text:span text:style-name="T112">Les mesures et la moyenne sont enregistrées sur la feuille de paillasse.</text:span></text:p>
              </text:list-item>
              <text:list-item>
                <text:p text:style-name="P150">les mesures <text:span text:style-name="T110">sont répétées </text:span>toutes les 15 minutes jusqu’à ce que l’écart entre les temps de p<text:span text:style-name="T120">arcours</text:span> moyen<text:span text:style-name="T120">s</text:span> soit <text:span text:style-name="T112">inférieur</text:span> à 3 %. <text:span text:style-name="T112">En l’absence de stabilisation, les mesures sont arrêtées </text:span>à la <text:span text:style-name="T120">5ème série de mesures</text:span>.</text:p>
              </text:list-item>
              <text:list-item>
                <text:p text:style-name="P154"><text:span text:style-name="T110">L</text:span>e corps <text:span text:style-name="T110">d</text:span>‘épreuve <text:span text:style-name="T110">est replacé d</text:span>ans <text:span text:style-name="T120">le</text:span> sac étanche.</text:p>
              </text:list-item>
              <text:list-item>
                <text:p text:style-name="P96">Le CE place les corps d’épreuve dans l’étuve à <text:span text:style-name="T120">1</text:span>0<text:span text:style-name="T120">5</text:span> °C</text:p>
              </text:list-item>
              <text:list-item>
                <text:p text:style-name="P96">Le CE complète le dossier essai.</text:p>
              </text:list-item>
            </text:list>
            <text:p text:style-name="P58"/>
            <text:p text:style-name="P64"><text:span text:style-name="T60">Étape </text:span><text:span text:style-name="T65">9</text:span><text:span text:style-name="T60"> :</text:span><text:span text:style-name="T61"> </text:span><text:span text:style-name="T66">Mesure de la masse constante </text:span><text:span text:style-name="T62">: </text:span></text:p>
            <text:list xml:id="list95545228532803" text:continue-numbering="true" text:style-name="L5">
              <text:list-item>
                <text:p text:style-name="P121"><text:span text:style-name="T39">L</text:span><text:span text:style-name="T37">e CE sort le</text:span><text:span text:style-name="T43">s</text:span><text:span text:style-name="T37"> </text:span><text:span text:style-name="T45">corps</text:span><text:span text:style-name="T37"> d’épreuve de l’étu</text:span><text:span text:style-name="T44">ve et les </text:span><text:span text:style-name="T45">pèse. </text:span><text:span text:style-name="T50">Les masses sont reportées sur la feuille d’essai.</text:span></text:p>
              </text:list-item>
              <text:list-item>
                <text:p text:style-name="P128"><text:span text:style-name="T37">Si pour </text:span><text:span text:style-name="T45">au moins un des </text:span><text:span text:style-name="T37">corps d’épreuve, la variation de masse </text:span><text:span text:style-name="T55">à 24 heures d’intervalle</text:span><text:span text:style-name="T37"> est :</text:span></text:p>
                <text:list>
                  <text:list-item>
                    <text:p text:style-name="P129"><text:span text:style-name="T37"><text:s/></text:span><text:span text:style-name="T50">S</text:span><text:span text:style-name="T45">upérieur</text:span><text:span text:style-name="T55">e</text:span><text:span text:style-name="T45"> à </text:span><text:span text:style-name="T37">0,05 % :</text:span></text:p>
                  </text:list-item>
                  <text:list-item>
                    <text:p text:style-name="P145"><text:span text:style-name="T39">Le CE </text:span><text:span text:style-name="T55">re</text:span><text:span text:style-name="T39">place les corps d’épreuve dans l’étuve à </text:span><text:span text:style-name="T43">105</text:span><text:span text:style-name="T39"> °C</text:span></text:p>
                  </text:list-item>
                  <text:list-item>
                    <text:p text:style-name="P155"><text:span text:style-name="T37">L’étape 9 est répétée</text:span><text:span text:style-name="T108">.</text:span></text:p>
                  </text:list-item>
                  <text:list-item>
                    <text:p text:style-name="P104">Sinon :</text:p>
                    <text:list>
                      <text:list-item>
                        <text:p text:style-name="P103">Le CE place les c<text:span text:style-name="T113">or</text:span>ps d’épreuve <text:span text:style-name="T113">dans la salle d’essais à l’intérieur d’</text:span>un <text:span text:style-name="T143">récipient</text:span> étanche.</text:p>
                      </text:list-item>
                      <text:list-item>
                        <text:p text:style-name="P118"><text:span text:style-name="T34">Le CE </text:span><text:span text:style-name="T75">r</text:span><text:span text:style-name="T80">è</text:span><text:span text:style-name="T75">gl</text:span><text:span text:style-name="T80">e</text:span><text:span text:style-name="T34"> la température de salle d’essai </text:span><text:span text:style-name="T80">E24</text:span><text:span text:style-name="T34"> à 20°C.</text:span></text:p>
                        <text:p text:style-name="P105"/>
                      </text:list-item>
                    </text:list>
                  </text:list-item>
                </text:list>
              </text:list-item>
              <text:list-item>
                <text:p text:style-name="P101">Le CE complète <text:span text:style-name="T123">le dossier essai.</text:span></text:p>
                <text:p text:style-name="P108"/>
              </text:list-item>
            </text:list>
            <text:p text:style-name="P49"/>
            <text:p text:style-name="P66"><text:span text:style-name="T60">Étape </text:span><text:span text:style-name="T71">10</text:span><text:span text:style-name="T60"> </text:span><text:span text:style-name="T61">: </text:span><text:span text:style-name="T63">Mesure de la masse et de la perméabilité à </text:span><text:span text:style-name="T71">l’état sec</text:span><text:span text:style-name="T63"> </text:span><text:span text:style-name="T62">: </text:span></text:p>
            <text:list xml:id="list95544951038171" text:continue-numbering="true" text:style-name="L5">
              <text:list-item>
                <text:p text:style-name="P124"><text:span text:style-name="T39">L</text:span><text:span text:style-name="T37">e CE imprime les feuilles correspondant aux onglets <text:s/>« Mesures_</text:span><text:span text:style-name="T55">sec</text:span><text:span text:style-name="T37"> » </text:span><text:span text:style-name="T46">d</text:span><text:span text:style-name="T53">u dossier d’essai</text:span><text:span text:style-name="T46">, elles constitueront les feuilles de paillasse</text:span><text:span text:style-name="T37">.</text:span></text:p>
              </text:list-item>
              <text:list-item>
                <text:p text:style-name="P99">Le CE pèse les échantillons. <text:span text:style-name="T112">Les masses sont notées sur les feuilles de paillasse.</text:span></text:p>
              </text:list-item>
              <text:list-item>
                <text:p text:style-name="P127"><text:span text:style-name="T37">Le CE mesure la perméabilité au gaz </text:span><text:span text:style-name="T43">pour les co</text:span><text:span text:style-name="T46">r</text:span><text:span text:style-name="T43">ps d’épreuve</text:span><text:span text:style-name="T46">s</text:span><text:span text:style-name="T43"> </text:span><text:span text:style-name="T37">:</text:span></text:p>
              </text:list-item>
              <text:list-item>
                <text:p text:style-name="P141"><text:span text:style-name="T37">Le corps d’épreuve est placé dans le </text:span><text:span text:style-name="T46">perméabilimètre.</text:span></text:p>
              </text:list-item>
              <text:list-item>
                <text:p text:style-name="P149">La chambre à air <text:span text:style-name="T119">assurant l’étanchéité du dispositif </text:span>est gonflé<text:span text:style-name="T112">e</text:span> à une pression <text:span text:style-name="T119">comprise entre</text:span> 8 <text:span text:style-name="T119">et 10</text:span> bar.</text:p>
              </text:list-item>
              <text:list-item>
                <text:p text:style-name="P149">Une pression de 1,00<text:span text:style-name="T122">±</text:span><text:span text:style-name="T12">0,05</text:span> bar est appliquée à l’entrée de la cellule. <text:span text:style-name="T120">Cette pression est enregistrée sur la feuille de paillasse.</text:span></text:p>
              </text:list-item>
              <text:list-item>
                <text:p text:style-name="P144"><text:span text:style-name="T37">Une phase </text:span><text:span text:style-name="T42">30 minutes permet la </text:span><text:span text:style-name="T37">stabilisation de </text:span><text:span text:style-name="T49">la</text:span><text:span text:style-name="T37"> </text:span><text:span text:style-name="T42">pression.</text:span></text:p>
              </text:list-item>
              <text:list-item>
                <text:p text:style-name="P152">Le volume suivi <text:span text:style-name="T120">est</text:span> choisi de façon à ce que le temps de passage soit supérieur à 20 s. <text:span text:style-name="T120">2 à 3 mesures du temps de parcours sont effectuées et la </text:span>moyen<text:span text:style-name="T120">ne</text:span> <text:span text:style-name="T120">est calculée</text:span>. <text:span text:style-name="T112">Les mesures et la moyenne sont enregistrées sur la feuille de paillasse.</text:span></text:p>
              </text:list-item>
              <text:list-item>
                <text:p text:style-name="P152">les mesures <text:span text:style-name="T110">sont répétées </text:span>toutes les 15 minutes jusqu’à ce que l’écart entre les temps de p<text:span text:style-name="T120">arcours</text:span> moyen<text:span text:style-name="T120">s</text:span> soit <text:span text:style-name="T112">inférieur</text:span> à 3 %. <text:span text:style-name="T112">En l’absence de stabilisation, les mesures sont arrêtées </text:span>à la <text:span text:style-name="T120">5ème série de mesures</text:span>.</text:p>
              </text:list-item>
              <text:list-item>
                <text:p text:style-name="P134">Le CE complète le dossier essai. À ce stade, le PV d’essais a <text:soft-page-break/>été généré automatiquement.</text:p>
                <text:p text:style-name="P135"/>
              </text:list-item>
            </text:list>
            <text:p text:style-name="P52">étape <text:span text:style-name="T110">11 </text:span>: Le procès-verba<text:span text:style-name="T124">l</text:span> <text:span text:style-name="T124">est</text:span> transmis au RE :</text:p>
            <text:p text:style-name="P55"/>
            <text:p text:style-name="P59">Afin de valider le PV, le CE transmet les document<text:span text:style-name="T114">s</text:span> suivant<text:span text:style-name="T124">s</text:span> au RE</text:p>
            <text:list xml:id="list4171308111" text:style-name="L6">
              <text:list-item>
                <text:p text:style-name="P106">Le <text:span text:style-name="T124">projet de</text:span> <text:span text:style-name="T115">procès-verbal.</text:span></text:p>
              </text:list-item>
              <text:list-item>
                <text:p text:style-name="P107">Une impression de l’onglet intitulé « feuille de vérification »</text:p>
              </text:list-item>
              <text:list-item>
                <text:p text:style-name="P106"><text:span text:style-name="T115">L</text:span>es feuilles de paillasse pour les <text:span text:style-name="T111">échéances</text:span> à 7 jours, 28jours, et à sec.</text:p>
              </text:list-item>
            </text:list>
            <text:p text:style-name="P80"/>
            <text:p text:style-name="P51"><text:span text:style-name="T18">Le RE</text:span><text:span text:style-name="T17"> vérifie le contenu et la concordance des informations entre les différents </text:span><text:span text:style-name="T20">documents</text:span><text:span text:style-name="T17">, </text:span><text:span text:style-name="T20">et</text:span><text:span text:style-name="T17"> signe le procès-verba</text:span><text:span text:style-name="T20">l</text:span>.</text:p>
            <text:p text:style-name="P51"/>
            <text:p text:style-name="P51"><text:span text:style-name="T124">Le PV </text:span>est envoyé au client. Un exemplaire est archivé dans le classeur « PV <text:span text:style-name="T84">KGAZ</text:span> » situé dans <text:span text:style-name="T10">la salle E24</text:span>. Un <text:span text:style-name="T124">autre </text:span>exemplaire est <text:span text:style-name="T124">conservé</text:span> à l'intérieur d<text:span text:style-name="T124">u dossier essai</text:span> dans le <text:span text:style-name="T124">même </text:span>bureau.</text:p>
            <text:p text:style-name="P49"/>
          </table:table-cell>
        </table:table-row>
        <table:table-row>
          <table:table-cell table:style-name="Tableau1.A1" office:value-type="string">
            <text:p text:style-name="P75">Qualification des agents – Maintien des compétences</text:p>
          </table:table-cell>
          <table:table-cell table:style-name="Tableau1.A1" office:value-type="string">
            <text:p text:style-name="P69">Qualification des agents</text:p>
            <text:p text:style-name="P68">Au préalable, l’agent doit être au minimum qualifié « chargé d’essai » pour l’essai en compression sur béton durci. Alors, seules les étapes n°6, 8 et 10 ci-dessus sont soumises à qualification.</text:p>
            <text:p text:style-name="Standard">Chaque nouvel agent de l'unité est pris en charge par le Responsable d'Essai, qui l'accompagne dans l'apprentissage de <text:span text:style-name="T125">ces étapes</text:span>. Ce nouvel agent réalisera <text:span text:style-name="T84">au moins une fois, <text:s/>une de ces 3 étapes</text:span> en présence du RE, avec signature des feuilles d'essais par les deux agents.</text:p>
            <text:p text:style-name="P1">Une fois que le RE juge le nouvel agent apte à réaliser les essais, il propose sa qualification au Directeur <text:change text:change-id="ct2370306939472"/><text:change-start text:change-id="ct2370306938992"/><text:span text:style-name="T149">de ACF</text:span><text:change-end text:change-id="ct2370306938992"/>.<text:change-start text:change-id="ct2370306940192"/> <text:change-end text:change-id="ct2370306940192"/><text:change-start text:change-id="ct2370306949792"/><text:span text:style-name="T150">L’appréciation de l’aptitude de l’agent à réaliser l’essai, porte sur une maîtrise suffisante du mode opératoire et de la procédure documentaire liée (enregistrement, saisie, édition).</text:span><text:change-end text:change-id="ct2370306949792"/></text:p>
            <text:p text:style-name="Standard"/>
            <text:p text:style-name="P69">Maintien des compétences</text:p>
            <text:p text:style-name="P67">Les compétences de R<text:span text:style-name="T84">E</text:span> et de CE sont considérées maintenues par la réalisation <text:span text:style-name="T125">d’une des étapes n°6, 8 ou 10, au moins une fois par an.</text:span></text:p>
            <text:p text:style-name="P67"/>
          </table:table-cell>
        </table:table-row>
        <table:table-row>
          <table:table-cell table:style-name="Tableau1.A1" office:value-type="string">
            <text:p text:style-name="P75">Conservation des échantillons d'essai</text:p>
          </table:table-cell>
          <table:table-cell table:style-name="Tableau1.A1" office:value-type="string">
            <text:p text:style-name="P82"><text:span text:style-name="T126">Les corps d’épreuves sont conservés au minimum 90 jours après la mesure de perméabilité à l’état sec</text:span>, sauf demande spécifique du c<text:span text:style-name="T103">lient</text:span>.</text:p>
            <text:p text:style-name="Standard"/>
          </table:table-cell>
        </table:table-row>
        <table:table-row>
          <table:table-cell table:style-name="Tableau1.A1" office:value-type="string">
            <text:p text:style-name="P75">Incertitude d'essai</text:p>
          </table:table-cell>
          <table:table-cell table:style-name="Tableau1.A1" office:value-type="string">
            <text:p text:style-name="P83"><text:span text:style-name="T13">L’</text:span><text:span text:style-name="T5">incertitude d’essai est de </text:span><text:span text:style-name="T121">30 % (guide approche performantielle LCPC 2010)</text:span></text:p>
            <text:p text:style-name="P84"/>
          </table:table-cell>
        </table:table-row>
        <table:table-row>
          <table:table-cell table:style-name="Tableau1.A1" office:value-type="string">
            <text:p text:style-name="P75">Locaux, Matériels et Logiciels</text:p>
          </table:table-cell>
          <table:table-cell table:style-name="Tableau1.A1" office:value-type="string">
            <text:p text:style-name="P81"><text:span text:style-name="T85">Salle d’e</text:span><text:span text:style-name="T86">ssai </text:span><text:span text:style-name="T85">(E2</text:span><text:span text:style-name="T86">4</text:span><text:span text:style-name="T85">)</text:span></text:p>
            <text:p text:style-name="P81"><text:span text:style-name="T88">24 heures avant le d</text:span><text:span text:style-name="T89">é</text:span><text:span text:style-name="T88">but de l’essai </text:span><text:span text:style-name="T87">la climatisation de la salle E2</text:span><text:span text:style-name="T96">4</text:span><text:span text:style-name="T87"> est mise en route </text:span><text:span text:style-name="T101">avec une consigne de 21 °C</text:span><text:span text:style-name="T87">.</text:span></text:p>
            <text:p text:style-name="P35"/>
            <text:p text:style-name="P35"/>
            <text:p text:style-name="P69">Matériels</text:p>
            <text:p text:style-name="Standard">Liste des matériels pouvant influencer le résultat d<text:span text:style-name="T102">e l’essai :</text:span></text:p>
            <text:p text:style-name="Standard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>
                <table:table-cell table:style-name="Tableau5.A1" office:value-type="string">
                  <text:p text:style-name="P3"><text:soft-page-break/>Référence</text:p>
                </table:table-cell>
                <table:table-cell table:style-name="Tableau5.A1" office:value-type="string">
                  <text:p text:style-name="P5">Désignation</text:p>
                </table:table-cell>
                <table:table-cell table:style-name="Tableau5.C1" office:value-type="string">
                  <text:p text:style-name="P5">Périodicité vérification</text:p>
                </table:table-cell>
              </table:table-row>
              <table:table-row>
                <table:table-cell table:style-name="Tableau5.A2" office:value-type="string">
                  <text:p text:style-name="P2"><text:change text:change-id="ct2370306949312"/><text:change-start text:change-id="ct2370306949552"/>TGGV 080<text:change-end text:change-id="ct2370306949552"/></text:p>
                </table:table-cell>
                <table:table-cell table:style-name="Tableau5.A2" office:value-type="string">
                  <text:p text:style-name="P22">Chronomètr<text:span text:style-name="T129">e</text:span></text:p>
                </table:table-cell>
                <table:table-cell table:style-name="Tableau5.C2" office:value-type="string">
                  <text:p text:style-name="P15"><text:span text:style-name="T144">1</text:span> an</text:p>
                </table:table-cell>
              </table:table-row>
              <table:table-row>
                <table:table-cell table:style-name="Tableau5.A2" office:value-type="string">
                  <text:p text:style-name="Table_20_Contents">COA <text:span text:style-name="T2">05</text:span><text:change text:change-id="ct2370309295408"/><text:change-start text:change-id="ct2370309305968"/><text:span text:style-name="T8">6</text:span><text:change-end text:change-id="ct2370309305968"/></text:p>
                </table:table-cell>
                <table:table-cell table:style-name="Tableau5.A2" office:value-type="string">
                  <text:p text:style-name="Table_20_Contents">Thermomètre numérique</text:p>
                </table:table-cell>
                <table:table-cell table:style-name="Tableau5.C2" office:value-type="string">
                  <text:p text:style-name="P25">1 an</text:p>
                </table:table-cell>
              </table:table-row>
              <table:table-row>
                <table:table-cell table:style-name="Tableau5.A2" office:value-type="string">
                  <text:p text:style-name="P31">COA 053</text:p>
                </table:table-cell>
                <table:table-cell table:style-name="Tableau5.A2" office:value-type="string">
                  <text:p text:style-name="P22">Vacuomètre</text:p>
                </table:table-cell>
                <table:table-cell table:style-name="Tableau5.C2" office:value-type="string">
                  <text:p text:style-name="P17">1 an</text:p>
                </table:table-cell>
              </table:table-row>
              <table:table-row>
                <table:table-cell table:style-name="Tableau5.A2" office:value-type="string">
                  <text:p text:style-name="P21">COA 045</text:p>
                </table:table-cell>
                <table:table-cell table:style-name="Tableau5.A2" office:value-type="string">
                  <text:p text:style-name="P22">Pied à coulisse</text:p>
                </table:table-cell>
                <table:table-cell table:style-name="Tableau5.C2" office:value-type="string">
                  <text:p text:style-name="P12">1 an</text:p>
                </table:table-cell>
              </table:table-row>
              <table:table-row>
                <table:table-cell table:style-name="Tableau5.A2" office:value-type="string">
                  <text:p text:style-name="P32"><text:change-start text:change-id="ct2370309294208"/>COA 055<text:change-end text:change-id="ct2370309294208"/></text:p>
                </table:table-cell>
                <table:table-cell table:style-name="Tableau5.A2" office:value-type="string">
                  <text:p text:style-name="P32"><text:change-start text:change-id="ct2370309306208"/>Pied à coulisse<text:change-end text:change-id="ct2370309306208"/></text:p>
                </table:table-cell>
                <table:table-cell table:style-name="Tableau5.C2" office:value-type="string">
                  <text:p text:style-name="P20"><text:change-start text:change-id="ct2370309303088"/>1 an<text:change-end text:change-id="ct2370309303088"/></text:p>
                </table:table-cell>
              </table:table-row>
              <table:table-row>
                <table:table-cell table:style-name="Tableau5.A2" office:value-type="string">
                  <text:p text:style-name="P18">COA 011</text:p>
                </table:table-cell>
                <table:table-cell table:style-name="Tableau5.A2" office:value-type="string">
                  <text:p text:style-name="P18">Etuve</text:p>
                </table:table-cell>
                <table:table-cell table:style-name="Tableau5.C2" office:value-type="string">
                  <text:p text:style-name="P19">2 ans</text:p>
                </table:table-cell>
              </table:table-row>
              <table:table-row>
                <table:table-cell table:style-name="Tableau5.A2" office:value-type="string">
                  <text:p text:style-name="P18">COA 012</text:p>
                </table:table-cell>
                <table:table-cell table:style-name="Tableau5.A2" office:value-type="string">
                  <text:p text:style-name="P18">Etuve</text:p>
                </table:table-cell>
                <table:table-cell table:style-name="Tableau5.C2" office:value-type="string">
                  <text:p text:style-name="P19">2 ans</text:p>
                </table:table-cell>
              </table:table-row>
              <table:table-row>
                <table:table-cell table:style-name="Tableau5.A2" office:value-type="string">
                  <text:p text:style-name="P10">COA 038</text:p>
                </table:table-cell>
                <table:table-cell table:style-name="Tableau5.A2" office:value-type="string">
                  <text:p text:style-name="P10">Piscines de conservation</text:p>
                </table:table-cell>
                <table:table-cell table:style-name="Tableau5.C2" office:value-type="string">
                  <text:p text:style-name="P14"><text:span text:style-name="T131">2</text:span> an<text:span text:style-name="T131">s</text:span></text:p>
                </table:table-cell>
              </table:table-row>
              <table:table-row>
                <table:table-cell table:style-name="Tableau5.A2" office:value-type="string">
                  <text:p text:style-name="P10">S<text:span text:style-name="T1">POA 115</text:span></text:p>
                </table:table-cell>
                <table:table-cell table:style-name="Tableau5.A2" office:value-type="string">
                  <text:p text:style-name="P13">Manomètre du CEMBUREAU</text:p>
                </table:table-cell>
                <table:table-cell table:style-name="Tableau5.C2" office:value-type="string">
                  <text:p text:style-name="P12">1 an</text:p>
                </table:table-cell>
              </table:table-row>
              <table:table-row>
                <table:table-cell table:style-name="Tableau5.A2" office:value-type="string">
                  <text:p text:style-name="P16">SPOA 115</text:p>
                </table:table-cell>
                <table:table-cell table:style-name="Tableau5.A2" office:value-type="string">
                  <text:p text:style-name="P13">Etanchéité <text:span text:style-name="T145">chambre à air</text:span> du CEMBUREAU</text:p>
                </table:table-cell>
                <table:table-cell table:style-name="Tableau5.C2" office:value-type="string">
                  <text:p text:style-name="P12">3 mois<text:change-start text:change-id="ct2370309294448"/> <text:span text:style-name="T149">ou avant utilisation</text:span><text:change-end text:change-id="ct2370309294448"/></text:p>
                </table:table-cell>
              </table:table-row>
            </table:table>
            <text:p text:style-name="Standard"/>
            <text:p text:style-name="P69">Logiciel</text:p>
            <text:p text:style-name="P79">Le procès-verbal d'essai est édité à partir de <text:span text:style-name="T116">la </text:span>feuille de calcul <text:span text:style-name="T117">« essai KGAZ », onglet « PV »</text:span>. <text:span text:style-name="T17">L</text:span><text:span text:style-name="T23">a validation initiale de la feuille de calcul a été réalisé</text:span><text:span text:style-name="T24">s</text:span><text:span text:style-name="T23"> le </text:span><text:span text:style-name="T24">8/6/2018 </text:span></text:p>
            <text:p text:style-name="P67"/>
          </table:table-cell>
        </table:table-row>
        <table:table-row>
          <table:table-cell table:style-name="Tableau1.A1" office:value-type="string">
            <text:p text:style-name="P75">Archivage</text:p>
          </table:table-cell>
          <table:table-cell table:style-name="Tableau1.A1" office:value-type="string">
            <text:p text:style-name="Standard"/>
            <text:p text:style-name="P69">Archivage « informatique »</text:p>
            <text:p text:style-name="Standard">L<text:span text:style-name="T116">es feuilles de calcul et les</text:span> procès-verbaux <text:span text:style-name="T19">scannés</text:span> sont archivés sous <text:change text:change-id="ct2370309296128"/><text:change-start text:change-id="ct2370309305488"/><text:s/><text:span text:style-name="T149">BOX</text:span><text:change-end text:change-id="ct2370309305488"/>, pour une durée minimale de <text:span text:style-name="T104">10</text:span> ans.</text:p>
            <text:p text:style-name="P67"/>
          </table:table-cell>
        </table:table-row>
        <table:table-row>
          <table:table-cell table:style-name="Tableau1.A1" office:value-type="string">
            <text:p text:style-name="P75">Suivi des normes relatives aux essais accrédités</text:p>
          </table:table-cell>
          <table:table-cell table:style-name="Tableau1.A1" office:value-type="string">
            <text:p text:style-name="Standard">Le suivi des normes d'essais sur béton frais et béton durci est assuré au niveau national par le correspondant sectoriel « essais béton » du <text:span text:style-name="T145">Cerema</text:span>. Celui-ci informe les chefs d'UT COFRAC « béton » en cas de révision de ces normes.</text:p>
            <text:p text:style-name="Standard"/>
          </table:table-cell>
        </table:table-row>
        <table:table-row>
          <table:table-cell table:style-name="Tableau1.A1" office:value-type="string">
            <text:p text:style-name="P75">Gestion de la flexibilité <text:span text:style-name="T146">FLEX 01</text:span></text:p>
          </table:table-cell>
          <table:table-cell table:style-name="Tableau1.A1" office:value-type="string">
            <text:p text:style-name="Standard">En cas de révision de norme d'essai, la « fiche d'évolution d'un référentiel » <text:span text:style-name="T116">référencée</text:span> <text:span text:style-name="T3">R2.DLCF.DM.005</text:span> est renseignée par le RE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table:number-columns-spanned="6" office:value-type="string">
            <text:p text:style-name="P3">Documents d'enregistr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Table_20_Contents">Identification</text:p>
          </table:table-cell>
          <table:table-cell table:style-name="Tableau4.A2" office:value-type="string">
            <text:p text:style-name="Table_20_Contents">Modèle / version</text:p>
          </table:table-cell>
          <table:table-cell table:style-name="Tableau4.A2" office:value-type="string">
            <text:p text:style-name="Table_20_Contents">Stockage</text:p>
          </table:table-cell>
          <table:table-cell table:style-name="Tableau4.A2" office:value-type="string">
            <text:p text:style-name="Table_20_Contents">Accessibilité</text:p>
          </table:table-cell>
          <table:table-cell table:style-name="Tableau4.A2" office:value-type="string">
            <text:p text:style-name="Table_20_Contents">Conservation </text:p>
          </table:table-cell>
          <table:table-cell table:style-name="Tableau4.F2" office:value-type="string">
            <text:p text:style-name="Table_20_Contents">Élimination </text:p>
          </table:table-cell>
        </table:table-row>
        <table:table-row>
          <table:table-cell table:style-name="Tableau4.A2" office:value-type="string">
            <text:p text:style-name="Table_20_Contents">Annexe Spécifique Cofrac au Plan Qualité du DLCF</text:p>
          </table:table-cell>
          <table:table-cell table:style-name="Tableau4.A2" office:value-type="string">
            <text:p text:style-name="Table_20_Contents">R2.DLCF.P.001 en cours de validité</text:p>
          </table:table-cell>
          <table:table-cell table:style-name="Tableau4.A2" office:value-type="string">
            <text:p text:style-name="Table_20_Contents">GEDOQ</text:p>
          </table:table-cell>
          <table:table-cell table:style-name="Tableau4.A2" office:value-type="string">
            <text:p text:style-name="Table_20_Contents">Agents <text:change text:change-id="ct2370309299488"/><text:change-start text:change-id="ct2370309301888"/><text:span text:style-name="T149">IOAD</text:span><text:change-end text:change-id="ct2370309301888"/> programme 3</text:p>
          </table:table-cell>
          <table:table-cell table:style-name="Tableau4.A2" office:value-type="string">
            <text:p text:style-name="Table_20_Contents">5 ans</text:p>
          </table:table-cell>
          <table:table-cell table:style-name="Tableau4.F2" office:value-type="string">
            <text:p text:style-name="Table_20_Contents">RQD</text:p>
          </table:table-cell>
        </table:table-row>
        <table:table-row>
          <table:table-cell table:style-name="Tableau4.A2" office:value-type="string">
            <text:p text:style-name="P30">Feuille de calcul « essai KGAZ »</text:p>
          </table:table-cell>
          <table:table-cell table:style-name="Tableau4.A2" office:value-type="string">
            <text:p text:style-name="Table_20_Contents">En cours de validité</text:p>
          </table:table-cell>
          <table:table-cell table:style-name="Tableau4.A2" office:value-type="string">
            <text:p text:style-name="Table_20_Contents">- <text:change text:change-id="ct2370309302848"/><text:change-start text:change-id="ct2370309305008"/><text:span text:style-name="T149">BOX</text:span><text:change-end text:change-id="ct2370309305008"/></text:p>
          </table:table-cell>
          <table:table-cell table:style-name="Tableau4.A2" office:value-type="string">
            <text:p text:style-name="Table_20_Contents">Agents <text:change text:change-id="ct2370309298768"/><text:change-start text:change-id="ct2370309294688"/><text:span text:style-name="T149">IOAD</text:span><text:change-end text:change-id="ct2370309294688"/> programme 3</text:p>
          </table:table-cell>
          <table:table-cell table:style-name="Tableau4.A2" office:value-type="string">
            <text:p text:style-name="Table_20_Contents">10 ans</text:p>
          </table:table-cell>
          <table:table-cell table:style-name="Tableau4.F2" office:value-type="string">
            <text:p text:style-name="Table_20_Contents">Chef d'UT </text:p>
          </table:table-cell>
        </table:table-row>
      </table:table>
      <text:p text:style-name="Standard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1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fo:color="#000000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99ccff"/>
      <style:paragraph-properties fo:margin-left="-0.101cm" fo:margin-right="0cm" fo:margin-top="0.12cm" fo:margin-bottom="0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Liberation Sans2" fo:font-family="'Liberation Sans'" style:font-style-name="Gras" style:font-family-generic="swiss" style:font-pitch="variable" fo:font-size="11pt" fo:font-weight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="none" draw:fill-color="#99ccff"/>
      <style:paragraph-properties fo:margin-left="0cm" fo:margin-right="0cm" fo:margin-top="0.22cm" fo:margin-bottom="0.21cm" loext:contextual-spacing="false" fo:orphans="0" fo:widows="0" fo:text-indent="0cm" style:auto-text-indent="false" style:page-number="auto" fo:break-before="page" fo:background-color="transparent" style:shadow="none" fo:keep-with-next="auto">
        <style:tab-stops/>
      </style:paragraph-properties>
      <style:text-properties style:font-name="Liberation Sans2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99ccff"/>
      <style:paragraph-properties fo:margin-left="0cm" fo:margin-right="0cm" fo:margin-top="0.21cm" fo:margin-bottom="0.31cm" loext:contextual-spacing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4c4c4c" style:font-name="Liberation Sans2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99ccff"/>
      <style:paragraph-properties fo:margin-left="0cm" fo:margin-right="0cm" fo:margin-top="0.12cm" fo:margin-bottom="0cm" loext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355e00" style:font-name="Liberation Sans3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loext:contextual-spacing="false" style:page-number="auto" fo:break-before="page" fo:keep-with-next="auto"/>
      <style:text-properties fo:color="#666666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text-indent="0cm" style:auto-text-indent="false"/>
      <style:text-properties fo:color="#808080" fo:font-size="11pt" fo:font-style="normal" fo:font-weight="bold"/>
    </style:style>
    <style:style style:name="Picto" style:family="paragraph">
      <style:paragraph-properties fo:margin-left="0cm" fo:margin-right="0cm" fo:text-indent="0cm" style:auto-text-indent="false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loext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loext:contextual-spacing="false"/>
    </style:style>
    <style:style style:name="Separateur" style:family="paragraph">
      <style:text-properties style:font-name="Liberation Sans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text-indent="0cm" style:auto-text-indent="false" style:snap-to-layout-grid="false"/>
      <style:text-properties style:font-name="Liberation Sans1" fo:font-family="'Liberation Sans'" style:font-family-generic="swiss" style:font-pitch="variable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Arial2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fo:break-before="page" table:align="left"/>
    </style:style>
    <style:style style:name="Tableau2.A" style:family="table-column">
      <style:table-column-properties style:column-width="2.704cm" style:rel-column-width="1533*"/>
    </style:style>
    <style:style style:name="Tableau2.B" style:family="table-column">
      <style:table-column-properties style:column-width="9.32cm" style:rel-column-width="5284*"/>
    </style:style>
    <style:style style:name="Tableau2.C" style:family="table-column">
      <style:table-column-properties style:column-width="4.976cm" style:rel-column-width="282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 style:parent-style-name="Table_20_Contents">
      <style:text-properties officeooo:rsid="004ae98b" officeooo:paragraph-rsid="004ae98b"/>
    </style:style>
    <style:style style:name="MP7" style:family="paragraph" style:parent-style-name="Table_20_Contents">
      <style:text-properties officeooo:rsid="0064d2ad" officeooo:paragraph-rsid="0064d2ad" fo:background-color="transparent"/>
    </style:style>
    <style:style style:name="MP8" style:family="paragraph" style:parent-style-name="Header">
      <style:text-properties fo:font-size="6pt" style:font-size-asian="6pt" style:font-size-complex="6pt"/>
    </style:style>
    <style:style style:name="MP9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4ae98b"/>
    </style:style>
    <style:style style:name="MT2" style:family="text">
      <style:text-properties officeooo:rsid="0075630e"/>
    </style:style>
    <style:style style:name="MT3" style:family="text">
      <style:text-properties officeooo:rsid="00036bd8"/>
    </style:style>
    <style:style style:name="MT4" style:family="text">
      <style:text-properties style:font-name="Liberation Sans" officeooo:rsid="00719ebc"/>
    </style:style>
    <style:style style:name="MT5" style:family="text">
      <style:text-properties officeooo:rsid="006d06dd"/>
    </style:style>
    <style:style style:name="MT6" style:family="text">
      <style:text-properties officeooo:rsid="0034bd5f"/>
    </style:style>
    <style:style style:name="MT7" style:family="text">
      <style:text-properties style:font-name="Liberation Sans" fo:font-size="11pt" officeooo:rsid="006e6b05"/>
    </style:style>
    <style:style style:name="MT8" style:family="text">
      <style:text-properties style:font-name="Liberation Sans" fo:font-size="11pt" officeooo:rsid="007453b5"/>
    </style:style>
    <style:style style:name="MT9" style:family="text">
      <style:text-properties officeooo:rsid="006e6b0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2370499116192" text:id="ct2370499116192">
            <text:deletion>
              <office:change-info>
                <dc:creator>Auteur inconnu</dc:creator>
                <dc:date>2021-10-26T09:55:31</dc:date>
              </office:change-info>
              <text:p text:style-name="MP2">DLCF</text:p>
            </text:deletion>
          </text:changed-region>
          <text:changed-region xml:id="ct2370499106592" text:id="ct2370499106592">
            <text:insertion>
              <office:change-info>
                <dc:creator>Auteur inconnu</dc:creator>
                <dc:date>2021-10-26T09:55:31</dc:date>
              </office:change-info>
            </text:insertion>
          </text:changed-region>
          <text:changed-region xml:id="ct2370306938272" text:id="ct2370306938272">
            <text:deletion>
              <office:change-info>
                <dc:creator>Auteur inconnu</dc:creator>
                <dc:date>2021-10-26T09:53:09</dc:date>
              </office:change-info>
              <text:p text:style-name="MP6"><text:span text:style-name="MT7">1</text:span></text:p>
            </text:deletion>
          </text:changed-region>
          <text:changed-region xml:id="ct2370306937312" text:id="ct2370306937312">
            <text:insertion>
              <office:change-info>
                <dc:creator>Auteur inconnu</dc:creator>
                <dc:date>2021-10-26T09:53:09</dc:date>
              </office:change-info>
            </text:insertion>
          </text:changed-region>
          <text:changed-region xml:id="ct2370306934192" text:id="ct2370306934192">
            <text:deletion>
              <office:change-info>
                <dc:creator>Auteur inconnu</dc:creator>
                <dc:date>2021-10-26T09:53:15</dc:date>
              </office:change-info>
              <text:p text:style-name="MP7"><text:span text:style-name="MT9">04/01/2021</text:span></text:p>
            </text:deletion>
          </text:changed-region>
          <text:changed-region xml:id="ct2370306948592" text:id="ct2370306948592">
            <text:insertion>
              <office:change-info>
                <dc:creator>Auteur inconnu</dc:creator>
                <dc:date>2021-10-26T09:53:15</dc:date>
              </office:change-info>
            </text:insertion>
          </text:changed-region>
        </text:tracked-changes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CEREMA</text:p>
              <text:p text:style-name="MP2"><text:span text:style-name="MT1">Centre-Est</text:span><text:line-break/><text:line-break/><text:change text:change-id="ct2370499116192"/><text:change-start text:change-id="ct2370499106592"/><text:span text:style-name="MT2">ACF</text:span><text:change-end text:change-id="ct2370499106592"/></text:p>
            </table:table-cell>
            <table:table-cell table:style-name="Tableau2.A1" office:value-type="string">
              <text:p text:style-name="MP3">Instruction</text:p>
              <text:p text:style-name="MP4">relative à l'essai <text:span text:style-name="MT3">de perméabilité aux gaz sur béton durci</text:span></text:p>
              <text:p text:style-name="MP5"><text:s/><text:span text:style-name="MT4">Groupe IOAD</text:span></text:p>
            </table:table-cell>
            <table:table-cell table:style-name="Tableau2.C1" office:value-type="string">
              <text:p text:style-name="Table_20_Contents">Réf. : <text:span text:style-name="MT5">R2</text:span>.DLCF.<text:span text:style-name="MT6">I</text:span>.<text:span text:style-name="MT5">041</text:span></text:p>
              <text:p text:style-name="MP6"><text:s/><text:span text:style-name="MT7">Révision </text:span><text:change text:change-id="ct2370306938272"/><text:change-start text:change-id="ct2370306937312"/><text:span text:style-name="MT8">2</text:span><text:change-end text:change-id="ct2370306937312"/></text:p>
              <text:p text:style-name="MP7"><text:s/><text:change text:change-id="ct2370306934192"/><text:change-start text:change-id="ct2370306948592"/><text:span text:style-name="MT9">26/10/2021</text:span><text:change-end text:change-id="ct2370306948592"/></text:p>
            </table:table-cell>
          </table:table-row>
        </table:table>
        <text:p text:style-name="MP8"/>
      </style:header>
      <style:footer>
        <text:p text:style-name="MP9"><text:file-name text:display="name">instruction_COFRAC_essai_de_perméabilité_aux gaz_sur_béton</text:file-name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1-10-26T09:55:44.471000000</meta:creation-date>
    <meta:editing-cycles>1</meta:editing-cycles>
    <meta:editing-duration>P0D</meta:editing-duration>
    <meta:document-statistic meta:table-count="4" meta:image-count="0" meta:object-count="1" meta:page-count="8" meta:paragraph-count="224" meta:word-count="2455" meta:character-count="13853" meta:non-whitespace-character-count="116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alti</mi>
        </msub>
        <mo stretchy="false">=</mo>
        <msub>
          <mi>p</mi>
          <mrow>
            <mi mathvariant="italic">niv</mi>
            <mn>.</mn>
            <mi mathvariant="italic">de</mi>
            <mi mathvariant="italic">la</mi>
            <mi mathvariant="italic">mer</mi>
          </mrow>
        </msub>
      </mrow>
      <msup>
        <mrow>
          <mo fence="true" stretchy="true">(</mo>
          <mrow>
            <mrow>
              <mn>1</mn>
              <mo stretchy="false">−</mo>
              <mfrac>
                <mrow>
                  <mn>0,0065</mn>
                  <mi mathvariant="italic">alti</mi>
                </mrow>
                <mn>288,15</mn>
              </mfrac>
            </mrow>
          </mrow>
          <mo fence="true" stretchy="true">)</mo>
        </mrow>
        <mn>5,255</mn>
      </msup>
    </mrow>
    <annotation encoding="StarMath 5.0">p_alti=p_{niv. de la mer}   left ( 1- {0,0065 alti} over {288,15}  right )^5,255</annotation>
  </semantics>
</math>
</file>